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8" style:family="table">
      <style:table-properties style:width="6.8208in" table:align="center"/>
    </style:style>
    <style:style style:name="Table18.A" style:family="table-column">
      <style:table-column-properties style:column-width="0.5611in"/>
    </style:style>
    <style:style style:name="Table18.B" style:family="table-column">
      <style:table-column-properties style:column-width="3.1889in"/>
    </style:style>
    <style:style style:name="Table18.C" style:family="table-column">
      <style:table-column-properties style:column-width="3.0708in"/>
    </style:style>
    <style:style style:name="Table18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8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8.2" style:family="table-row">
      <style:table-row-properties fo:background-color="#ffffff">
        <style:background-image/>
      </style:table-row-properties>
    </style:style>
    <style:style style:name="Table18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8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8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8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8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8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3.8778in"/>
    </style:style>
    <style:style style:name="Table1.C" style:family="table-column">
      <style:table-column-properties style:column-width="2.3819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5611in"/>
    </style:style>
    <style:style style:name="Table2.B" style:family="table-column">
      <style:table-column-properties style:column-width="3.1889in"/>
    </style:style>
    <style:style style:name="Table2.C" style:family="table-column">
      <style:table-column-properties style:column-width="3.0708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5611in"/>
    </style:style>
    <style:style style:name="Table3.B" style:family="table-column">
      <style:table-column-properties style:column-width="3.1889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5611in"/>
    </style:style>
    <style:style style:name="Table4.B" style:family="table-column">
      <style:table-column-properties style:column-width="3.1889in"/>
    </style:style>
    <style:style style:name="Table4.C" style:family="table-column">
      <style:table-column-properties style:column-width="3.0708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3.1889in"/>
    </style:style>
    <style:style style:name="Table5.C" style:family="table-column">
      <style:table-column-properties style:column-width="3.0708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8208in" table:align="center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3.1889in"/>
    </style:style>
    <style:style style:name="Table6.C" style:family="table-column">
      <style:table-column-properties style:column-width="3.0708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6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6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7" style:family="table">
      <style:table-properties style:width="6.8208in" table:align="center"/>
    </style:style>
    <style:style style:name="Table7.A" style:family="table-column">
      <style:table-column-properties style:column-width="0.5611in"/>
    </style:style>
    <style:style style:name="Table7.B" style:family="table-column">
      <style:table-column-properties style:column-width="3.1889in"/>
    </style:style>
    <style:style style:name="Table7.C" style:family="table-column">
      <style:table-column-properties style:column-width="3.0708in"/>
    </style:style>
    <style:style style:name="Table7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7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7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7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7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02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51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86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cb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27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0b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33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a6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0c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22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26f4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6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fd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e7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0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6c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9ef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ef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9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fa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45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114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3c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a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a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3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0e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67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f0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f8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655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764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e9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322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dc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b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02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482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7b2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a15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cfa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93c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9ba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e0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eb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b0f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eada96" officeooo:paragraph-rsid="004114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ed7bf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ed7bf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154c8" officeooo:paragraph-rsid="005154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21eb0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92e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024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482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024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7b2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ca9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52a5d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0f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51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2b7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b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853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62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eb5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64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1c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62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88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b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b5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a7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eb5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158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3bee55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9" style:family="text">
      <style:text-properties style:font-name="Times New Roman" fo:font-size="10pt" fo:font-style="italic" officeooo:rsid="00271730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style:font-name="Times New Roman" fo:font-size="10pt" fo:font-style="italic" officeooo:rsid="003446c7" style:font-name-asian="Courier New" style:font-size-asian="10pt" style:font-style-asian="italic" style:font-name-complex="Courier New" style:font-size-complex="10pt" style:font-style-complex="italic"/>
    </style:style>
    <style:style style:name="T11" style:family="text">
      <style:text-properties style:font-name="Times New Roman" fo:font-size="10pt" fo:font-style="italic" officeooo:rsid="002e468a" fo:background-color="#ffffff" loext:char-shading-value="0" style:font-name-asian="Courier New" style:font-size-asian="10pt" style:font-style-asian="italic" style:font-name-complex="Courier New" style:font-size-complex="10pt" style:font-style-complex="italic"/>
    </style:style>
    <style:style style:name="T12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13" style:family="text">
      <style:text-properties style:font-name="Times New Roman" style:font-name-asian="Courier New" style:font-name-complex="Courier New"/>
    </style:style>
    <style:style style:name="T14" style:family="text">
      <style:text-properties style:font-name="Times New Roman" officeooo:rsid="005a182b" style:font-name-asian="Courier New" style:font-name-complex="Courier New"/>
    </style:style>
    <style:style style:name="T15" style:family="text">
      <style:text-properties style:font-name="Times New Roman" officeooo:rsid="003bee55" style:font-name-asian="Courier New" style:font-name-complex="Courier New"/>
    </style:style>
    <style:style style:name="T16" style:family="text">
      <style:text-properties style:font-name="Times New Roman" officeooo:rsid="0049ba9b" style:font-name-asian="Courier New" style:font-name-complex="Courier New"/>
    </style:style>
    <style:style style:name="T17" style:family="text">
      <style:text-properties style:font-name="Times New Roman" officeooo:rsid="004ed7bf" style:font-name-asian="Courier New" style:font-name-complex="Courier New"/>
    </style:style>
    <style:style style:name="T18" style:family="text">
      <style:text-properties style:font-name="Times New Roman" officeooo:rsid="005567c0" style:font-name-asian="Courier New" style:font-name-complex="Courier New"/>
    </style:style>
    <style:style style:name="T19" style:family="text">
      <style:text-properties style:font-name="Times New Roman" officeooo:rsid="0055f8ac" style:font-name-asian="Courier New" style:font-name-complex="Courier New"/>
    </style:style>
    <style:style style:name="T20" style:family="text">
      <style:text-properties style:font-name="Times New Roman" officeooo:rsid="005f4096" style:font-name-asian="Courier New" style:font-name-complex="Courier New"/>
    </style:style>
    <style:style style:name="T21" style:family="text">
      <style:text-properties style:font-name="Times New Roman" officeooo:rsid="002e468a" style:font-name-asian="Courier New" style:font-name-complex="Courier New"/>
    </style:style>
    <style:style style:name="T22" style:family="text">
      <style:text-properties style:font-name="Times New Roman" fo:font-size="12pt" officeooo:rsid="005a182b" style:font-name-asian="Courier New" style:font-size-asian="10.5pt" style:font-name-complex="Courier New" style:font-size-complex="10.5pt"/>
    </style:style>
    <style:style style:name="T23" style:family="text">
      <style:text-properties style:font-name="Times New Roman" fo:font-style="italic" officeooo:rsid="002e468a" style:font-name-asian="Courier New" style:font-style-asian="italic" style:font-name-complex="Courier New" style:font-style-complex="italic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style:font-name="Liberation Serif" fo:font-size="10pt" officeooo:rsid="0008348a" fo:background-color="#ffffff" loext:char-shading-value="0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MathematicaFormatStandardForm"><text:span text:style-name="T7"><draw:frame draw:style-name="fr1" draw:name="Object2" text:anchor-type="as-char" svg:y="-0.2043in" svg:width="1.428in" svg:height="0.348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7"><text:span text:style-name="MathematicaFormatStandardForm"><text:span text:style-name="T7"><draw:frame draw:style-name="fr1" draw:name="Object752" text:anchor-type="as-char" svg:y="-0.2252in" svg:width="1.6547in" svg:height="0.365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7"><text:span text:style-name="MathematicaFormatStandardForm"><text:span text:style-name="T7"><draw:frame draw:style-name="fr1" draw:name="Object1" text:anchor-type="as-char" svg:y="-0.2252in" svg:width="1.9717in" svg:height="0.365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8"><text:span text:style-name="MathematicaFormatStandardForm"><text:span text:style-name="T7"><draw:frame draw:style-name="fr1" draw:name="Object7" text:anchor-type="as-char" svg:y="-0.1437in" svg:width="0.4898in" svg:height="0.1736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8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1"><text:span text:style-name="MathematicaFormatStandardForm"><text:span text:style-name="T8"/></text:span></text:p>
          </table:table-cell>
          <table:table-cell table:style-name="Table18.A1" office:value-type="string">
            <text:p text:style-name="P60"><text:span text:style-name="MathematicaFormatStandardForm"><text:span text:style-name="T2"><draw:frame draw:style-name="fr1" draw:name="Object171" text:anchor-type="as-char" svg:y="-0.1516in" svg:width="0.2264in" svg:height="0.209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8.C1" office:value-type="string">
            <text:p text:style-name="P60"><text:span text:style-name="MathematicaFormatStandardForm"><text:span text:style-name="T12"><draw:frame draw:style-name="fr1" draw:name="Object172" text:anchor-type="as-char" svg:y="-0.1425in" svg:width="0.2898in" svg:height="0.19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</table:table-row>
        <table:table-row table:style-name="Table18.2">
          <table:table-cell table:style-name="Table18.A2" office:value-type="string">
            <text:p text:style-name="P60"><text:span text:style-name="MathematicaFormatStandardForm"><text:span text:style-name="T3">+</text:span></text:span></text:p>
          </table:table-cell>
          <table:table-cell table:style-name="Table18.B2" office:value-type="string">
            <text:p text:style-name="P8"><text:span text:style-name="MathematicaFormatStandardForm"><text:span text:style-name="T11"><draw:frame draw:style-name="fr1" draw:name="Object6" text:anchor-type="as-char" svg:y="-0.2437in" svg:width="2.952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  <table:table-cell table:style-name="Table18.C2" office:value-type="string">
            <text:p text:style-name="P7"><text:span text:style-name="MathematicaFormatStandardForm"><text:span text:style-name="T11"><draw:frame draw:style-name="fr1" draw:name="Object3" text:anchor-type="as-char" svg:y="-0.2339in" svg:width="2.7783in" svg:height="0.37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</table:table-row>
        <table:table-row>
          <table:table-cell table:style-name="Table18.A3" office:value-type="string">
            <text:p text:style-name="P1">*</text:p>
          </table:table-cell>
          <table:table-cell table:style-name="Table18.B3" office:value-type="string">
            <text:p text:style-name="P8"><text:span text:style-name="MathematicaFormatStandardForm"><text:span text:style-name="T11"><draw:frame draw:style-name="fr1" draw:name="Object5" text:anchor-type="as-char" svg:y="-0.348in" svg:width="2.8953in" svg:height="0.497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  <table:table-cell table:style-name="Table18.C3" office:value-type="string">
            <text:p text:style-name="P8"><text:span text:style-name="MathematicaFormatStandardForm"><text:span text:style-name="T11"><draw:frame draw:style-name="fr1" draw:name="Object4" text:anchor-type="as-char" svg:y="-0.3382in" svg:width="2.7764in" svg:height="0.4783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</table:table-cell>
        </table:table-row>
      </table:table>
      <text:p text:style-name="P81"/>
      <text:p text:style-name="P8"><text:span text:style-name="MathematicaFormatStandardForm"><text:span text:style-name="T7"><draw:frame draw:style-name="fr1" draw:name="Object8" text:anchor-type="as-char" svg:y="-0.1437in" svg:width="0.4898in" svg:height="0.1736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8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<text:span text:style-name="MathematicaFormatStandardForm"><text:span text:style-name="T8"/></text:span></text:p>
          </table:table-cell>
          <table:table-cell table:style-name="Table1.A1" office:value-type="string">
            <text:p text:style-name="P61"><text:span text:style-name="MathematicaFormatStandardForm"><text:span text:style-name="T2"><draw:frame draw:style-name="fr1" draw:name="Object9" text:anchor-type="as-char" svg:y="-0.1516in" svg:width="0.2264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61"><text:span text:style-name="MathematicaFormatStandardForm"><text:span text:style-name="T12"><draw:frame draw:style-name="fr1" draw:name="Object10" text:anchor-type="as-char" svg:y="-0.1425in" svg:width="0.2898in" svg:height="0.190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61"><text:span text:style-name="MathematicaFormatStandardForm"><text:span text:style-name="T3">+</text:span></text:span></text:p>
          </table:table-cell>
          <table:table-cell table:style-name="Table1.B2" office:value-type="string">
            <text:p text:style-name="P8"><text:span text:style-name="MathematicaFormatStandardForm"><text:span text:style-name="T11"><draw:frame draw:style-name="fr1" draw:name="Object11" text:anchor-type="as-char" svg:y="-0.2437in" svg:width="2.5563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8"><text:span text:style-name="MathematicaFormatStandardForm"><text:span text:style-name="T11"><draw:frame draw:style-name="fr1" draw:name="Object12" text:anchor-type="as-char" svg:y="-0.2339in" svg:width="1.8346in" svg:height="0.37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2">*</text:p>
          </table:table-cell>
          <table:table-cell table:style-name="Table1.B3" office:value-type="string">
            <text:p text:style-name="P8"><text:span text:style-name="MathematicaFormatStandardForm"><text:span text:style-name="T11"><draw:frame draw:style-name="fr1" draw:name="Object13" text:anchor-type="as-char" svg:y="-0.348in" svg:width="3.7902in" svg:height="0.497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8"><text:span text:style-name="MathematicaFormatStandardForm"><text:span text:style-name="T11"><draw:frame draw:style-name="fr1" draw:name="Object14" text:anchor-type="as-char" svg:y="-0.3382in" svg:width="2.2646in" svg:height="0.47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  </table:table-cell>
        </table:table-row>
      </table:table>
      <text:p text:style-name="P82"/>
      <text:p text:style-name="P74"><text:span text:style-name="MathematicaFormatStandardForm"><text:span text:style-name="T13"/></text:span></text:p>
      <text:p text:style-name="P99"><text:span text:style-name="MathematicaFormatStandardForm"><text:span text:style-name="T13"><draw:frame draw:style-name="fr1" draw:name="Object673" text:anchor-type="as-char" svg:y="-0.228in" svg:width="1.7835in" svg:height="0.368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68"><text:span text:style-name="MathematicaFormatStandardForm"><text:span text:style-name="T13"/></text:span></text:p>
      <text:p text:style-name="P68"><text:span text:style-name="MathematicaFormatStandardForm"><text:span text:style-name="T13"><draw:frame draw:style-name="fr1" draw:name="Object15" text:anchor-type="as-char" svg:y="-0.228in" svg:width="2.0992in" svg:height="0.368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68"><text:span text:style-name="MathematicaFormatStandardForm"><text:span text:style-name="T13"/></text:span></text:p>
      <text:p text:style-name="P8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><text:span text:style-name="MathematicaFormatStandardForm"><text:span text:style-name="T8"/></text:span></text:p>
          </table:table-cell>
          <table:table-cell table:style-name="Table2.A1" office:value-type="string">
            <text:p text:style-name="P62"><text:span text:style-name="MathematicaFormatStandardForm"><text:span text:style-name="T2"><draw:frame draw:style-name="fr1" draw:name="Object16" text:anchor-type="as-char" svg:y="-0.1516in" svg:width="0.2264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62"><text:span text:style-name="MathematicaFormatStandardForm"><text:span text:style-name="T12"><draw:frame draw:style-name="fr1" draw:name="Object17" text:anchor-type="as-char" svg:y="-0.1425in" svg:width="0.2898in" svg:height="0.190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62"><text:span text:style-name="MathematicaFormatStandardForm"><text:span text:style-name="T3">+</text:span></text:span></text:p>
          </table:table-cell>
          <table:table-cell table:style-name="Table2.B2" office:value-type="string">
            <text:p text:style-name="P9"><text:span text:style-name="MathematicaFormatStandardForm"><text:span text:style-name="T11"><draw:frame draw:style-name="fr1" draw:name="Object18" text:anchor-type="as-char" svg:y="-0.3957in" svg:width="2.6339in" svg:height="0.768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9"><text:span text:style-name="MathematicaFormatStandardForm"><text:span text:style-name="T11"><draw:frame draw:style-name="fr1" draw:name="Object19" text:anchor-type="as-char" svg:y="-0.3535in" svg:width="2.5638in" svg:height="0.749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3">*</text:p>
          </table:table-cell>
          <table:table-cell table:style-name="Table2.B3" office:value-type="string">
            <text:p text:style-name="P9"><text:span text:style-name="MathematicaFormatStandardForm"><text:span text:style-name="T11"><draw:frame draw:style-name="fr1" draw:name="Object20" text:anchor-type="as-char" svg:y="-0.448in" svg:width="2.5764in" svg:height="0.872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9"><text:span text:style-name="MathematicaFormatStandardForm"><text:span text:style-name="T11"><draw:frame draw:style-name="fr1" draw:name="Object21" text:anchor-type="as-char" svg:y="-0.4047in" svg:width="2.5618in" svg:height="0.8535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</table:table-row>
      </table:table>
      <text:p text:style-name="P83"/>
      <text:p text:style-name="P8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3"><text:span text:style-name="MathematicaFormatStandardForm"><text:span text:style-name="T8"/></text:span></text:p>
          </table:table-cell>
          <table:table-cell table:style-name="Table3.A1" office:value-type="string">
            <text:p text:style-name="P62"><text:span text:style-name="MathematicaFormatStandardForm"><text:span text:style-name="T2"><draw:frame draw:style-name="fr1" draw:name="Object22" text:anchor-type="as-char" svg:y="-0.1516in" svg:width="0.2264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62"><text:span text:style-name="MathematicaFormatStandardForm"><text:span text:style-name="T12"><draw:frame draw:style-name="fr1" draw:name="Object23" text:anchor-type="as-char" svg:y="-0.1425in" svg:width="0.2898in" svg:height="0.190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62"><text:span text:style-name="MathematicaFormatStandardForm"><text:span text:style-name="T3">+</text:span></text:span></text:p>
          </table:table-cell>
          <table:table-cell table:style-name="Table3.B2" office:value-type="string">
            <text:p text:style-name="P9"><text:span text:style-name="MathematicaFormatStandardForm"><text:span text:style-name="T11"><draw:frame draw:style-name="fr1" draw:name="Object24" text:anchor-type="as-char" svg:y="-0.2437in" svg:width="2.9311in" svg:height="0.39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9"><text:span text:style-name="MathematicaFormatStandardForm"><text:span text:style-name="T11"><draw:frame draw:style-name="fr1" draw:name="Object25" text:anchor-type="as-char" svg:y="-0.2339in" svg:width="2.0791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3">*</text:p>
          </table:table-cell>
          <table:table-cell table:style-name="Table3.B3" office:value-type="string">
            <text:p text:style-name="P9"><text:span text:style-name="MathematicaFormatStandardForm"><text:span text:style-name="T11"><draw:frame draw:style-name="fr1" draw:name="Object26" text:anchor-type="as-char" svg:y="-0.448in" svg:width="2.3256in" svg:height="0.87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9"><text:span text:style-name="MathematicaFormatStandardForm"><text:span text:style-name="T11"><draw:frame draw:style-name="fr1" draw:name="Object27" text:anchor-type="as-char" svg:y="-0.3382in" svg:width="2.4075in" svg:height="0.4783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/table:table-cell>
        </table:table-row>
      </table:table>
      <text:p text:style-name="P83"/>
      <text:p text:style-name="P9"><text:span text:style-name="MathematicaFormatStandardForm"><text:span text:style-name="T25"/></text:span></text:p>
      <text:p text:style-name="P100"><text:span text:style-name="MathematicaFormatStandardForm"><text:span text:style-name="T1"><draw:frame draw:style-name="fr1" draw:name="Object707" text:anchor-type="as-char" svg:y="-0.228in" svg:width="2.2898in" svg:height="0.368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69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711" text:anchor-type="as-char" svg:y="-0.2252in" svg:width="2.0835in" svg:height="0.365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70"><text:span text:style-name="MathematicaFormatStandardForm"><text:span text:style-name="T5"/></text:span></text:p>
      <text:p text:style-name="P70"><text:span text:style-name="MathematicaFormatStandardForm"><text:span text:style-name="T1"><draw:frame draw:style-name="fr1" draw:name="Object31" text:anchor-type="as-char" svg:y="-0.228in" svg:width="2.0839in" svg:height="0.3689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70"><text:span text:style-name="MathematicaFormatStandardForm"><text:span text:style-name="T4"/></text:span></text:p>
      <text:p text:style-name="P70"><text:span text:style-name="MathematicaFormatStandardForm"><text:span text:style-name="T1"><draw:frame draw:style-name="fr1" draw:name="Object32" text:anchor-type="as-char" svg:y="-0.1437in" svg:width="2.1102in" svg:height="0.2839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02"><text:span text:style-name="MathematicaFormatStandardForm"><text:span text:style-name="T1"><draw:frame draw:style-name="fr1" draw:name="Object33" text:anchor-type="as-char" svg:y="-0.1437in" svg:width="2.1102in" svg:height="0.283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34" text:anchor-type="as-char" svg:y="-0.1437in" svg:width="2.4272in" svg:height="0.283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49" text:anchor-type="as-char" svg:y="-0.1437in" svg:width="2.3654in" svg:height="0.2839in" draw:z-index="4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9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4"><text:span text:style-name="MathematicaFormatStandardForm"><text:span text:style-name="T8"/></text:span></text:p>
          </table:table-cell>
          <table:table-cell table:style-name="Table4.A1" office:value-type="string">
            <text:p text:style-name="P63"><text:span text:style-name="MathematicaFormatStandardForm"><text:span text:style-name="T2"><draw:frame draw:style-name="fr1" draw:name="Object35" text:anchor-type="as-char" svg:y="-0.1516in" svg:width="0.2264in" svg:height="0.209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63"><text:span text:style-name="MathematicaFormatStandardForm"><text:span text:style-name="T12"><draw:frame draw:style-name="fr1" draw:name="Object36" text:anchor-type="as-char" svg:y="-0.1425in" svg:width="0.2898in" svg:height="0.1902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63"><text:span text:style-name="MathematicaFormatStandardForm"><text:span text:style-name="T3">+</text:span></text:span></text:p>
          </table:table-cell>
          <table:table-cell table:style-name="Table4.B2" office:value-type="string">
            <text:p text:style-name="P10"><text:span text:style-name="MathematicaFormatStandardForm"><text:span text:style-name="T11"/></text:span></text:p>
          </table:table-cell>
          <table:table-cell table:style-name="Table4.C2" office:value-type="string">
            <text:p text:style-name="P10"><text:span text:style-name="MathematicaFormatStandardForm"><text:span text:style-name="T11"><draw:frame draw:style-name="fr1" draw:name="Object38" text:anchor-type="as-char" svg:y="-0.2339in" svg:width="2.7346in" svg:height="0.3752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  </table:table-cell>
        </table:table-row>
        <table:table-row>
          <table:table-cell table:style-name="Table4.A3" office:value-type="string">
            <text:p text:style-name="P4">*</text:p>
          </table:table-cell>
          <table:table-cell table:style-name="Table4.B3" office:value-type="string">
            <text:p text:style-name="P10"><text:span text:style-name="MathematicaFormatStandardForm"><text:span text:style-name="T11"/></text:span></text:p>
          </table:table-cell>
          <table:table-cell table:style-name="Table4.C3" office:value-type="string">
            <text:p text:style-name="P10"><text:span text:style-name="MathematicaFormatStandardForm"><text:span text:style-name="T11"><draw:frame draw:style-name="fr1" draw:name="Object40" text:anchor-type="as-char" svg:y="-0.3382in" svg:width="2.7335in" svg:height="0.4783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  </table:table-cell>
        </table:table-row>
      </table:table>
      <text:p text:style-name="P84"><text:span text:style-name="MathematicaFormatStandardForm"><text:span text:style-name="T24"/></text:span></text:p>
      <text:p text:style-name="P84"><text:span text:style-name="MathematicaFormatStandardForm"><text:span text:style-name="T24"/></text:span></text:p>
      <text:p text:style-name="P9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5"><text:span text:style-name="MathematicaFormatStandardForm"><text:span text:style-name="T8"/></text:span></text:p>
          </table:table-cell>
          <table:table-cell table:style-name="Table5.A1" office:value-type="string">
            <text:p text:style-name="P64"><text:span text:style-name="MathematicaFormatStandardForm"><text:span text:style-name="T2"><draw:frame draw:style-name="fr1" draw:name="Object47" text:anchor-type="as-char" svg:y="-0.1516in" svg:width="0.2264in" svg:height="0.2091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64"><text:span text:style-name="MathematicaFormatStandardForm"><text:span text:style-name="T12"><draw:frame draw:style-name="fr1" draw:name="Object48" text:anchor-type="as-char" svg:y="-0.1425in" svg:width="0.2898in" svg:height="0.1902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64"><text:span text:style-name="MathematicaFormatStandardForm"><text:span text:style-name="T3">+</text:span></text:span></text:p>
          </table:table-cell>
          <table:table-cell table:style-name="Table5.B2" office:value-type="string">
            <text:p text:style-name="P11"><text:span text:style-name="MathematicaFormatStandardForm"><text:span text:style-name="T11"/></text:span></text:p>
          </table:table-cell>
          <table:table-cell table:style-name="Table5.C2" office:value-type="string">
            <text:p text:style-name="P11"><text:span text:style-name="MathematicaFormatStandardForm"><text:span text:style-name="T11"><draw:frame draw:style-name="fr1" draw:name="Object50" text:anchor-type="as-char" svg:y="-0.2339in" svg:width="1.7937in" svg:height="0.3752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5">*</text:p>
          </table:table-cell>
          <table:table-cell table:style-name="Table5.B3" office:value-type="string">
            <text:p text:style-name="P11"><text:span text:style-name="MathematicaFormatStandardForm"><text:span text:style-name="T11"/></text:span></text:p>
          </table:table-cell>
          <table:table-cell table:style-name="Table5.C3" office:value-type="string">
            <text:p text:style-name="P11"><text:span text:style-name="MathematicaFormatStandardForm"><text:span text:style-name="T11"><draw:frame draw:style-name="fr1" draw:name="Object52" text:anchor-type="as-char" svg:y="-0.3382in" svg:width="1.6717in" svg:height="0.4783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</table:table-cell>
        </table:table-row>
      </table:table>
      <text:p text:style-name="P9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5"><text:span text:style-name="MathematicaFormatStandardForm"><text:span text:style-name="T8"/></text:span></text:p>
          </table:table-cell>
          <table:table-cell table:style-name="Table6.A1" office:value-type="string">
            <text:p text:style-name="P64"><text:span text:style-name="MathematicaFormatStandardForm"><text:span text:style-name="T2"><draw:frame draw:style-name="fr1" draw:name="Object37" text:anchor-type="as-char" svg:y="-0.1516in" svg:width="0.2264in" svg:height="0.2091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/table:table-cell>
          <table:table-cell table:style-name="Table6.C1" office:value-type="string">
            <text:p text:style-name="P64"><text:span text:style-name="MathematicaFormatStandardForm"><text:span text:style-name="T12"><draw:frame draw:style-name="fr1" draw:name="Object39" text:anchor-type="as-char" svg:y="-0.1425in" svg:width="0.2898in" svg:height="0.1902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</table:table-cell>
        </table:table-row>
        <table:table-row table:style-name="Table6.2">
          <table:table-cell table:style-name="Table6.A2" office:value-type="string">
            <text:p text:style-name="P64"><text:span text:style-name="MathematicaFormatStandardForm"><text:span text:style-name="T3">+</text:span></text:span></text:p>
          </table:table-cell>
          <table:table-cell table:style-name="Table6.B2" office:value-type="string">
            <text:p text:style-name="P11"><text:span text:style-name="MathematicaFormatStandardForm"><text:span text:style-name="T11"/></text:span></text:p>
          </table:table-cell>
          <table:table-cell table:style-name="Table6.C2" office:value-type="string">
            <text:p text:style-name="P11"><text:span text:style-name="MathematicaFormatStandardForm"><text:span text:style-name="T11"><draw:frame draw:style-name="fr1" draw:name="Object41" text:anchor-type="as-char" svg:y="-0.2339in" svg:width="1.878in" svg:height="0.3752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</table:table-cell>
        </table:table-row>
        <table:table-row>
          <table:table-cell table:style-name="Table6.A3" office:value-type="string">
            <text:p text:style-name="P5">*</text:p>
          </table:table-cell>
          <table:table-cell table:style-name="Table6.B3" office:value-type="string">
            <text:p text:style-name="P11"><text:span text:style-name="MathematicaFormatStandardForm"><text:span text:style-name="T11"/></text:span></text:p>
          </table:table-cell>
          <table:table-cell table:style-name="Table6.C3" office:value-type="string">
            <text:p text:style-name="P11"><text:span text:style-name="MathematicaFormatStandardForm"><text:span text:style-name="T11"><draw:frame draw:style-name="fr1" draw:name="Object42" text:anchor-type="as-char" svg:y="-0.2339in" svg:width="1.7264in" svg:height="0.3752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</table:table-cell>
        </table:table-row>
      </table:table>
      <text:p text:style-name="P85"><text:span text:style-name="MathematicaFormatStandardForm"><text:span text:style-name="T24"/></text:span></text:p>
      <text:p text:style-name="P9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5"><text:span text:style-name="MathematicaFormatStandardForm"><text:span text:style-name="T8"/></text:span></text:p>
          </table:table-cell>
          <table:table-cell table:style-name="Table7.A1" office:value-type="string">
            <text:p text:style-name="P64"><text:span text:style-name="MathematicaFormatStandardForm"><text:span text:style-name="T2"><draw:frame draw:style-name="fr1" draw:name="Object43" text:anchor-type="as-char" svg:y="-0.1516in" svg:width="0.2264in" svg:height="0.2091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/table:table-cell>
          <table:table-cell table:style-name="Table7.C1" office:value-type="string">
            <text:p text:style-name="P64"><text:span text:style-name="MathematicaFormatStandardForm"><text:span text:style-name="T12"><draw:frame draw:style-name="fr1" draw:name="Object44" text:anchor-type="as-char" svg:y="-0.1425in" svg:width="0.2898in" svg:height="0.1902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/table:table-cell>
        </table:table-row>
        <table:table-row table:style-name="Table7.2">
          <table:table-cell table:style-name="Table7.A2" office:value-type="string">
            <text:p text:style-name="P64"><text:span text:style-name="MathematicaFormatStandardForm"><text:span text:style-name="T3">+</text:span></text:span></text:p>
          </table:table-cell>
          <table:table-cell table:style-name="Table7.B2" office:value-type="string">
            <text:p text:style-name="P11"><text:span text:style-name="MathematicaFormatStandardForm"><text:span text:style-name="T11"/></text:span></text:p>
          </table:table-cell>
          <table:table-cell table:style-name="Table7.C2" office:value-type="string">
            <text:p text:style-name="P11"><text:span text:style-name="MathematicaFormatStandardForm"><text:span text:style-name="T11"><draw:frame draw:style-name="fr1" draw:name="Object45" text:anchor-type="as-char" svg:y="-0.1839in" svg:width="1.9465in" svg:height="0.325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  </table:table-cell>
        </table:table-row>
        <table:table-row>
          <table:table-cell table:style-name="Table7.A3" office:value-type="string">
            <text:p text:style-name="P5">*</text:p>
          </table:table-cell>
          <table:table-cell table:style-name="Table7.B3" office:value-type="string">
            <text:p text:style-name="P11"><text:span text:style-name="MathematicaFormatStandardForm"><text:span text:style-name="T11"/></text:span></text:p>
          </table:table-cell>
          <table:table-cell table:style-name="Table7.C3" office:value-type="string">
            <text:p text:style-name="P11"><text:span text:style-name="MathematicaFormatStandardForm"><text:span text:style-name="T11"><draw:frame draw:style-name="fr1" draw:name="Object46" text:anchor-type="as-char" svg:y="-0.1839in" svg:width="2.4728in" svg:height="0.3252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</table:table-row>
      </table:table>
      <text:p text:style-name="P85"/>
      <text:p text:style-name="P101"><text:span text:style-name="MathematicaFormatStandardForm"><text:span text:style-name="T1"><draw:frame draw:style-name="fr1" draw:name="Object29" text:anchor-type="as-char" svg:y="-0.228in" svg:width="2.7453in" svg:height="0.3689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76"><text:span text:style-name="MathematicaFormatStandardForm"><text:span text:style-name="T1"><draw:frame draw:style-name="fr1" draw:name="Object30" text:anchor-type="as-char" svg:y="-0.2252in" svg:width="2.3681in" svg:height="0.368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76"><text:span text:style-name="MathematicaFormatStandardForm"><text:span text:style-name="T1"><draw:frame draw:style-name="fr1" draw:name="Object28" text:anchor-type="as-char" svg:y="-0.2252in" svg:width="2.9008in" svg:height="0.3689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03"><text:span text:style-name="MathematicaFormatStandardForm"><text:span text:style-name="T7"><draw:frame draw:style-name="fr1" draw:name="Object51" text:anchor-type="as-char" svg:y="-0.1827in" svg:width="1.0862in" svg:height="0.3228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2"><text:span text:style-name="MathematicaFormatStandardForm"><text:span text:style-name="T7"><draw:frame draw:style-name="fr1" draw:name="Object53" text:anchor-type="as-char" svg:y="-0.1827in" svg:width="1.4953in" svg:height="0.3228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20"><text:span text:style-name="MathematicaFormatStandardForm"><text:span text:style-name="T7"/></text:span></text:p>
      <text:p text:style-name="P15"><text:span text:style-name="MathematicaFormatStandardForm"><text:span text:style-name="T9">Note! <text:s/>The following two actually converge for arbitrary z! <text:s/>Neat!</text:span></text:span></text:p>
      <text:p text:style-name="P12"><text:span text:style-name="MathematicaFormatStandardForm"><text:span text:style-name="T7"/></text:span></text:p>
      <text:p text:style-name="P14"><text:span text:style-name="MathematicaFormatStandardForm"><text:span text:style-name="T7"><draw:frame draw:style-name="fr1" draw:name="Object61" text:anchor-type="as-char" svg:y="-0.1827in" svg:width="2.0335in" svg:height="0.3228in" draw:z-index="61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14"><text:span text:style-name="MathematicaFormatStandardForm"><text:span text:style-name="T7"/></text:span></text:p>
      <text:p text:style-name="P14"><text:span text:style-name="MathematicaFormatStandardForm"><text:span text:style-name="T7"><draw:frame draw:style-name="fr1" draw:name="Object62" text:anchor-type="as-char" svg:y="-0.1827in" svg:width="2.0335in" svg:height="0.3228in" draw:z-index="6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6"><text:span text:style-name="MathematicaFormatStandardForm"><text:span text:style-name="T7"><draw:frame draw:style-name="fr1" draw:name="Object63" text:anchor-type="as-char" svg:y="-0.1827in" svg:width="2.6236in" svg:height="0.3228in" draw:z-index="6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16"><text:span text:style-name="MathematicaFormatStandardForm"><text:span text:style-name="T7"/></text:span></text:p>
      <text:p text:style-name="P16"><text:span text:style-name="MathematicaFormatStandardForm"><text:span text:style-name="T7"><draw:frame draw:style-name="fr1" draw:name="Object64" text:anchor-type="as-char" svg:y="-0.2043in" svg:width="2.0339in" svg:height="0.348in" draw:z-index="64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16"><text:span text:style-name="MathematicaFormatStandardForm"><text:span text:style-name="T7"/></text:span></text:p>
      <text:p text:style-name="P17"><text:span text:style-name="MathematicaFormatStandardForm"><text:span text:style-name="T7"><draw:frame draw:style-name="fr1" draw:name="Object65" text:anchor-type="as-char" svg:y="-0.2043in" svg:width="2.3547in" svg:height="0.348in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9"><text:span text:style-name="MathematicaFormatStandardForm"><text:span text:style-name="T7"><draw:frame draw:style-name="fr1" draw:name="Object67" text:anchor-type="as-char" svg:y="-0.1827in" svg:width="2.7201in" svg:height="0.3228in" draw:z-index="6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8"><text:span text:style-name="MathematicaFormatStandardForm"><text:span text:style-name="T7"><draw:frame draw:style-name="fr1" draw:name="Object66" text:anchor-type="as-char" svg:y="-0.2043in" svg:width="2.1307in" svg:height="0.348in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3"><text:span text:style-name="MathematicaFormatStandardForm"><text:span text:style-name="T7"><draw:frame draw:style-name="fr1" draw:name="Object54" text:anchor-type="as-char" svg:y="-0.2228in" svg:width="1.1953in" svg:height="0.3638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13"><text:span text:style-name="MathematicaFormatStandardForm"><text:span text:style-name="T7"/></text:span></text:p>
      <text:p text:style-name="P73"><text:span text:style-name="MathematicaFormatStandardForm"><text:span text:style-name="T13"><draw:frame draw:style-name="fr1" draw:name="Object55" text:anchor-type="as-char" svg:y="-0.1827in" svg:width="1.8161in" svg:height="0.3228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89"><text:span text:style-name="MathematicaFormatStandardForm"><text:span text:style-name="T24"/></text:span></text:p>
      <text:p text:style-name="P23"><text:span text:style-name="MathematicaFormatStandardForm"><text:span text:style-name="T23"><draw:frame draw:style-name="fr1" draw:name="Object60" text:anchor-type="as-char" svg:y="-0.1827in" svg:width="1.4953in" svg:height="0.3228in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23"><text:span text:style-name="MathematicaFormatStandardForm"><text:span text:style-name="T7"/></text:span></text:p>
      <text:p text:style-name="P23"><text:span text:style-name="MathematicaFormatStandardForm"><text:span text:style-name="T7">….</text:span></text:span></text:p>
      <text:p text:style-name="P23"><text:span text:style-name="MathematicaFormatStandardForm"><text:span text:style-name="T7"/></text:span></text:p>
      <text:p text:style-name="P23"><text:span text:style-name="MathematicaFormatStandardForm"><text:span text:style-name="T7"><draw:frame draw:style-name="fr1" draw:name="Object68" text:anchor-type="as-char" svg:y="-0.1827in" svg:width="1.339in" svg:height="0.3228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1"><text:span text:style-name="MathematicaFormatStandardForm"><text:span text:style-name="T7"><draw:frame draw:style-name="fr1" draw:name="Object69" text:anchor-type="as-char" svg:y="-0.1827in" svg:width="1.3783in" svg:height="0.3228in" draw:z-index="68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1"><text:span text:style-name="MathematicaFormatStandardForm"><text:span text:style-name="T7"><draw:frame draw:style-name="fr1" draw:name="Object70" text:anchor-type="as-char" svg:y="-0.1827in" svg:width="1.6319in" svg:height="0.3228in" draw:z-index="69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5"><text:span text:style-name="MathematicaFormatStandardForm"><text:span text:style-name="T7"><draw:frame draw:style-name="fr1" draw:name="Object57" text:anchor-type="as-char" svg:y="-0.2228in" svg:width="2.0437in" svg:height="0.348in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1"><text:span text:style-name="MathematicaFormatStandardForm"><text:span text:style-name="T7"><draw:frame draw:style-name="fr1" draw:name="Object71" text:anchor-type="as-char" svg:y="-0.1827in" svg:width="1.948in" svg:height="0.3228in" draw:z-index="7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2"><text:span text:style-name="MathematicaFormatStandardForm"><text:span text:style-name="T7"><draw:frame draw:style-name="fr1" draw:name="Object73" text:anchor-type="as-char" svg:y="-0.1244in" svg:width="2.1929in" svg:height="0.1591in" draw:z-index="71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22"><text:span text:style-name="MathematicaFormatStandardForm"><text:span text:style-name="T7"/></text:span></text:p>
      <text:p text:style-name="P24"><text:soft-page-break/><text:span text:style-name="MathematicaFormatStandardForm"><text:span text:style-name="T10">Revisit an updated version of </text:span></text:span><text:span text:style-name="MathematicaFormatStandardForm"><text:span text:style-name="T7"><draw:frame draw:style-name="fr1" draw:name="Object56" text:anchor-type="as-char" svg:y="-0.2228in" svg:width="1.4189in" svg:height="0.348in" draw:z-index="7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24"><text:span text:style-name="MathematicaFormatStandardForm"><text:span text:style-name="T7"/></text:span></text:p>
      <text:p text:style-name="P24"><text:span text:style-name="MathematicaFormatStandardForm"><text:span text:style-name="T7"/></text:span></text:p>
      <text:p text:style-name="P26"><text:span text:style-name="MathematicaFormatStandardForm"><text:span text:style-name="T13"><draw:frame draw:style-name="fr1" draw:name="Object287" text:anchor-type="as-char" svg:y="-0.3382in" svg:width="2.1984in" svg:height="0.4783in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6"><text:span text:style-name="MathematicaFormatStandardForm"><text:span text:style-name="T13"><draw:frame draw:style-name="fr1" draw:name="Object288" text:anchor-type="as-char" svg:y="-0.3382in" svg:width="1.5508in" svg:height="0.478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6"><text:span text:style-name="MathematicaFormatStandardForm"><text:span text:style-name="T13"><draw:frame draw:style-name="fr1" draw:name="Object289" text:anchor-type="as-char" svg:y="-0.3382in" svg:width="1.8165in" svg:height="0.4783in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7"><text:span text:style-name="MathematicaFormatStandardForm"><text:span text:style-name="T13"><draw:frame draw:style-name="fr1" draw:name="Object58" text:anchor-type="as-char" svg:y="-0.3382in" svg:width="1.6299in" svg:height="0.4783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28"><text:span text:style-name="MathematicaFormatStandardForm"><text:span text:style-name="T13"><draw:frame draw:style-name="fr1" draw:name="Object59" text:anchor-type="as-char" svg:y="-0.2339in" svg:width="2.8256in" svg:height="0.3752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28"><text:span text:style-name="MathematicaFormatStandardForm"><text:span text:style-name="T13"/></text:span></text:p>
      <text:p text:style-name="P29"><text:span text:style-name="MathematicaFormatStandardForm"><text:span text:style-name="T13"><draw:frame draw:style-name="fr1" draw:name="Object74" text:anchor-type="as-char" svg:y="-0.2339in" svg:width="1.3291in" svg:height="0.5327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29"><text:span text:style-name="MathematicaFormatStandardForm"><text:span text:style-name="T13"><draw:frame draw:style-name="fr1" draw:name="Object75" text:anchor-type="as-char" svg:y="-0.2228in" svg:width="1.3728in" svg:height="0.5217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33"><text:span text:style-name="MathematicaFormatStandardForm"><text:span text:style-name="T13"><draw:frame draw:style-name="fr1" draw:name="Object93" text:anchor-type="as-char" svg:y="-0.2228in" svg:width="1.6484in" svg:height="0.5217in" draw:z-index="8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30"><text:span text:style-name="MathematicaFormatStandardForm"><text:span text:style-name="T13"><draw:frame draw:style-name="fr1" draw:name="Object76" text:anchor-type="as-char" svg:y="-0.2043in" svg:width="3.0228in" svg:height="0.502in" draw:z-index="86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30"><text:span text:style-name="MathematicaFormatStandardForm"><text:span text:style-name="T13"/></text:span></text:p>
      <text:p text:style-name="P31"><text:span text:style-name="MathematicaFormatStandardForm"><text:span text:style-name="T13"><draw:frame draw:style-name="fr1" draw:name="Object77" text:anchor-type="as-char" svg:y="-0.2043in" svg:width="1.6681in" svg:height="0.502in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92"><draw:frame draw:style-name="fr2" draw:name="Object481" text:anchor-type="as-char" svg:y="-0.1555in" svg:width="1.6752in" svg:height="0.4126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92"/>
      <text:p text:style-name="P92"><draw:frame draw:style-name="fr2" draw:name="Object72" text:anchor-type="as-char" svg:y="-0.2043in" svg:width="1.6953in" svg:height="0.3445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92"/>
      <text:p text:style-name="P92">...</text:p>
      <text:p text:style-name="P92"/>
      <text:p text:style-name="P32"><text:span text:style-name="MathematicaFormatStandardForm"><text:span text:style-name="T13"><draw:frame draw:style-name="fr1" draw:name="Object78" text:anchor-type="as-char" svg:y="-0.2339in" svg:width="3.0346in" svg:height="0.3866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32"><text:span text:style-name="MathematicaFormatStandardForm"><text:span text:style-name="T13"/></text:span></text:p>
      <text:p text:style-name="P32"><text:soft-page-break/><text:span text:style-name="MathematicaFormatStandardForm"><text:span text:style-name="T13"><draw:frame draw:style-name="fr1" draw:name="Object79" text:anchor-type="as-char" svg:y="-0.3173in" svg:width="3.0827in" svg:height="0.4417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32"><text:span text:style-name="MathematicaFormatStandardForm"><text:span text:style-name="T13"/></text:span></text:p>
      <text:p text:style-name="P77"><text:span text:style-name="aaMathematica"><text:span text:style-name="T27"><draw:frame draw:style-name="fr2" draw:name="Object480" text:anchor-type="as-char" svg:y="-0.1555in" svg:width="2.2264in" svg:height="0.3083in" draw:z-index="92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32"><text:span text:style-name="MathematicaFormatStandardForm"><text:span text:style-name="T13"/></text:span></text:p>
      <text:p text:style-name="P32"><text:span text:style-name="MathematicaFormatStandardForm"><text:span text:style-name="T13"/></text:span></text:p>
      <text:p text:style-name="P32"><text:span text:style-name="MathematicaFormatStandardForm"><text:span text:style-name="T13"/></text:span></text:p>
      <text:p text:style-name="P34"><text:span text:style-name="MathematicaFormatStandardForm"><text:span text:style-name="T13"><draw:frame draw:style-name="fr1" draw:name="Object95" text:anchor-type="as-char" svg:y="-0.2339in" svg:width="2.1957in" svg:height="0.3898in" draw:z-index="93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34"><text:span text:style-name="MathematicaFormatStandardForm"><text:span text:style-name="T13"/></text:span></text:p>
      <text:p text:style-name="P34"><text:span text:style-name="MathematicaFormatStandardForm"><text:span text:style-name="T13"><draw:frame draw:style-name="fr1" draw:name="Object94" text:anchor-type="as-char" svg:y="-0.2339in" svg:width="2.3398in" svg:height="0.5327in" draw:z-index="94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65"><text:span text:style-name="MathematicaFormatStandardForm"><text:span text:style-name="T26"/></text:span></text:p>
      <text:p text:style-name="P65"><text:span text:style-name="MathematicaFormatStandardForm"><text:span text:style-name="T13">…</text:span></text:span></text:p>
      <text:p text:style-name="P65"><text:span text:style-name="MathematicaFormatStandardForm"><text:span text:style-name="T13"/></text:span></text:p>
      <text:p text:style-name="P36"><text:span text:style-name="MathematicaFormatStandardForm"><text:span text:style-name="T15"><draw:frame draw:style-name="fr1" draw:name="Object86" text:anchor-type="as-char" svg:y="-0.2228in" svg:width="0.9917in" svg:height="0.5217in" draw:z-index="100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65"><text:span text:style-name="MathematicaFormatStandardForm"><text:span text:style-name="T13"/></text:span></text:p>
      <text:p text:style-name="P67"><text:span text:style-name="MathematicaFormatStandardForm"><text:span text:style-name="T16">and also</text:span></text:span></text:p>
      <text:p text:style-name="P65"><text:span text:style-name="MathematicaFormatStandardForm"><text:span text:style-name="T13"/></text:span></text:p>
      <text:p text:style-name="P35"><text:span text:style-name="MathematicaFormatStandardForm"><text:span text:style-name="T13"><draw:frame draw:style-name="fr1" draw:name="Object84" text:anchor-type="as-char" svg:y="-0.2228in" svg:width="1.3283in" svg:height="0.5217in" draw:z-index="102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35"><text:span text:style-name="MathematicaFormatStandardForm"><text:span text:style-name="T15"/></text:span></text:p>
      <text:p text:style-name="P36"><text:span text:style-name="MathematicaFormatStandardForm"><text:span text:style-name="T16">and also</text:span></text:span></text:p>
      <text:p text:style-name="P35"><text:span text:style-name="MathematicaFormatStandardForm"><text:span text:style-name="T15"/></text:span></text:p>
      <text:p text:style-name="P36"><text:span text:style-name="MathematicaFormatStandardForm"><text:span text:style-name="T13"><draw:frame draw:style-name="fr1" draw:name="Object85" text:anchor-type="as-char" svg:y="-0.2228in" svg:width="1.3283in" svg:height="0.5217in" draw:z-index="10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65"><text:span text:style-name="MathematicaFormatStandardForm"><text:span text:style-name="T13"/></text:span></text:p>
      <text:p text:style-name="P66"><text:span text:style-name="MathematicaFormatStandardForm"><text:span text:style-name="T13">...</text:span></text:span></text:p>
      <text:p text:style-name="P65"><text:span text:style-name="MathematicaFormatStandardForm"><text:span text:style-name="T26"/></text:span></text:p>
      <text:p text:style-name="P6"><text:span text:style-name="MathematicaFormatStandardForm"><text:span text:style-name="T14"><draw:frame draw:style-name="fr1" draw:name="Object87" text:anchor-type="as-char" svg:y="-0.2252in" svg:width="0.7193in" svg:height="0.3654in" draw:z-index="95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4"><draw:frame draw:style-name="fr1" draw:name="Object88" text:anchor-type="as-char" svg:y="-0.2339in" svg:width="0.5402in" svg:height="0.3752in" draw:z-index="96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"><text:span text:style-name="MathematicaFormatStandardForm"><text:span text:style-name="T14"><draw:frame draw:style-name="fr1" draw:name="Object89" text:anchor-type="as-char" svg:y="-0.2437in" svg:width="0.8217in" svg:height="0.3839in" draw:z-index="9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MathematicaFormatStandardForm"><text:span text:style-name="T14"><draw:frame draw:style-name="fr1" draw:name="Object90" text:anchor-type="as-char" svg:y="-0.2339in" svg:width="0.5819in" svg:height="0.3752in" draw:z-index="98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6"><text:span text:style-name="MathematicaFormatStandardForm"><text:span text:style-name="T4"/></text:span></text:p>
      <text:p text:style-name="P93"/>
      <text:p text:style-name="P95">...</text:p>
      <text:p text:style-name="P93"/>
      <text:p text:style-name="P93"><draw:frame draw:style-name="fr1" draw:name="Object81" text:anchor-type="as-char" svg:y="-0.1437in" svg:width="0.822in" svg:height="0.2819in" draw:z-index="89"><draw:object xlink:href="./Object 111" xlink:type="simple" xlink:show="embed" xlink:actuate="onLoad"/><draw:image xlink:href="./ObjectReplacements/Object 111" xlink:type="simple" xlink:show="embed" xlink:actuate="onLoad"/><svg:desc>formula</svg:desc></draw:frame><text:span text:style-name="MathematicaFormatStandardForm"><text:span text:style-name="T22"><draw:frame draw:style-name="fr1" draw:name="Object82" text:anchor-type="as-char" svg:y="-0.2339in" svg:width="0.5335in" svg:height="0.3752in" draw:z-index="9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94"><text:span text:style-name="MathematicaFormatStandardForm"><text:span text:style-name="T13"><draw:frame draw:style-name="fr1" draw:name="Object96" text:anchor-type="as-char" svg:y="-0.2228in" svg:width="0.8591in" svg:height="0.3618in" draw:z-index="104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58"><text:span text:style-name="MathematicaFormatStandardForm"><text:span text:style-name="T14"><draw:frame draw:style-name="fr1" draw:name="Object83" text:anchor-type="as-char" svg:y="-0.1555in" svg:width="3.6598in" svg:height="0.2957in" draw:z-index="10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59"><text:span text:style-name="MathematicaFormatStandardForm"><text:span text:style-name="T14"><draw:frame draw:style-name="fr1" draw:name="Object92" text:anchor-type="as-char" svg:y="-0.3382in" svg:width="1.9256in" svg:height="0.4783in" draw:z-index="106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56"><text:soft-page-break/><text:span text:style-name="MathematicaFormatStandardForm"><text:span text:style-name="T22"/></text:span></text:p>
      <text:p text:style-name="P96"><text:span text:style-name="MathematicaFormatStandardForm"><text:span text:style-name="T6">...</text:span></text:span></text:p>
      <text:p text:style-name="P56"><text:span text:style-name="MathematicaFormatStandardForm"><text:span text:style-name="T22"/></text:span></text:p>
      <text:p text:style-name="P57"><text:span text:style-name="MathematicaFormatStandardForm"><text:span text:style-name="T14"><draw:frame draw:style-name="fr1" draw:name="Object80" text:anchor-type="as-char" svg:y="-0.2228in" svg:width="1.1311in" svg:height="0.3618in" draw:z-index="9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57"><text:span text:style-name="MathematicaFormatStandardForm"><text:span text:style-name="T14"/></text:span></text:p>
      <text:p text:style-name="P58"><text:span text:style-name="MathematicaFormatStandardForm"><text:span text:style-name="T14"><draw:frame draw:style-name="fr1" draw:name="Object188" text:anchor-type="as-char" svg:y="-0.2374in" svg:width="3.8146in" svg:height="0.3783in" draw:z-index="10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58"><text:span text:style-name="MathematicaFormatStandardForm"><text:span text:style-name="T14"/></text:span></text:p>
      <text:p text:style-name="P58"><text:span text:style-name="MathematicaFormatStandardForm"><text:span text:style-name="T14"/></text:span></text:p>
      <text:p text:style-name="P98"><text:span text:style-name="MathematicaFormatStandardForm"><text:span text:style-name="T6">...</text:span></text:span></text:p>
      <text:p text:style-name="P58"><text:span text:style-name="MathematicaFormatStandardForm"><text:span text:style-name="T14"/></text:span></text:p>
      <text:p text:style-name="P37"><text:span text:style-name="MathematicaFormatStandardForm"><text:span text:style-name="T13"><draw:frame draw:style-name="fr1" draw:name="Object91" text:anchor-type="as-char" svg:y="-0.2228in" svg:width="2.1717in" svg:height="0.5217in" draw:z-index="107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37"><text:span text:style-name="MathematicaFormatStandardForm"><text:span text:style-name="T15"/></text:span></text:p>
      <text:p text:style-name="P97"><text:span text:style-name="MathematicaFormatStandardForm"><text:span text:style-name="T13"><draw:frame draw:style-name="fr1" draw:name="Object97" text:anchor-type="as-char" svg:y="-0.2043in" svg:width="1.4772in" svg:height="0.348in" draw:z-index="10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38"><text:span text:style-name="MathematicaFormatStandardForm"><text:span text:style-name="T13"><draw:frame draw:style-name="fr1" draw:name="Object98" text:anchor-type="as-char" svg:y="-0.2043in" svg:width="0.7339in" svg:height="0.348in" draw:z-index="109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38"><text:span text:style-name="MathematicaFormatStandardForm"><text:span text:style-name="T13"/></text:span></text:p>
      <text:p text:style-name="P39"><text:span text:style-name="MathematicaFormatStandardForm"><text:span text:style-name="T17">(so the additive log delta of fibonacci sequence is this:)</text:span></text:span></text:p>
      <text:p text:style-name="P38"><text:span text:style-name="MathematicaFormatStandardForm"><text:span text:style-name="T13"/></text:span></text:p>
      <text:p text:style-name="P78"><text:a xlink:type="simple" xlink:href="http://oeis.org/A001350" text:style-name="Internet_20_link" text:visited-style-name="Visited_20_Internet_20_Link">http://oeis.org/A001350</text:a></text:p>
      <text:p text:style-name="P78"/>
      <text:p text:style-name="P79">am[n_,0]:=UnitStep[n]</text:p>
      <text:p text:style-name="P79">am[n_,k_]:=Sum[Fibonacci[j]am[n-j,k-1],{j,1,n}]</text:p>
      <text:p text:style-name="P79">amz[n_,z_]:=Sum[bin[z,k]am[n,k],{k,0,n}]</text:p>
      <text:p text:style-name="P79">damz[n_,z_]:=amz[n,z]-amz[n-1,z]</text:p>
      <text:p text:style-name="P79">Table[D[damz[j,z],z]/.z-&gt;0,{j,1,10}]</text:p>
      <text:p text:style-name="P79">Out[745]= {1,1/2,4/3,5/4,11/5,8/3,29/7,45/8,76/9,121/10} </text:p>
      <text:p text:style-name="P79"/>
      <text:p text:style-name="P80">(* http://oeis.org/A001350 *)</text:p>
      <text:p text:style-name="P80">Clear[am,amm]</text:p>
      <text:p text:style-name="P80">am[n_,0]:=UnitStep[n]</text:p>
      <text:p text:style-name="P80">am[n_,k_]:=am[n,k]=Sum[Fibonacci[j]am[n-j,k-1],{j,1,n}]</text:p>
      <text:p text:style-name="P80">amz[n_,z_]:=Sum[bin[z,k]am[n,k],{k,0,n}]</text:p>
      <text:p text:style-name="P80">damz[n_,z_]:=amz[n,z]-amz[n-1,z]</text:p>
      <text:p text:style-name="P80">iv[n_]:=Floor[n/2]-Floor[(n+1)/2]</text:p>
      <text:p text:style-name="P80">amm[n_,0]:=UnitStep[n]</text:p>
      <text:p text:style-name="P80">amm[n_,k_]:=amm[n,k]=Sum[iv[j]amm[n-j,k-1],{j,1,n}]</text:p>
      <text:p text:style-name="P80">ammz[n_,z_]:=Sum[bin[z,k]amm[n,k],{k,0,n}]</text:p>
      <text:p text:style-name="P80">dammz[n_,z_]:=amz[n,z]-ammz[n-1,z]</text:p>
      <text:p text:style-name="P80"/>
      <text:p text:style-name="P80">Table[D[amz[j,z],z]/.z-&gt;0,{j,1,10}]</text:p>
      <text:p text:style-name="P80">Table[D[damz[j,z],z]/.z-&gt;0,{j,1,10}]</text:p>
      <text:p text:style-name="P80">Table[damz[j,z]/.z-&gt;-1,{j,1,32}]</text:p>
      <text:p text:style-name="P80">Table[ammz[j,z]/.z-&gt;-1,{j,1,32}]</text:p>
      <text:p text:style-name="P104"><text:span text:style-name="MathematicaFormatStandardForm"><text:span text:style-name="T13"><draw:frame draw:style-name="fr1" draw:name="Object99" text:anchor-type="as-char" svg:y="-0.1827in" svg:width="3.7339in" svg:height="0.3256in" draw:z-index="11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40"><text:span text:style-name="MathematicaFormatStandardForm"><text:span text:style-name="T13"/></text:span></text:p>
      <text:p text:style-name="P40"><text:span text:style-name="MathematicaFormatStandardForm"><text:span text:style-name="T13"><draw:frame draw:style-name="fr1" draw:name="Object100" text:anchor-type="as-char" svg:y="-0.1827in" svg:width="3.0071in" svg:height="0.4272in" draw:z-index="11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40"><text:span text:style-name="MathematicaFormatStandardForm"><text:span text:style-name="T13"/></text:span></text:p>
      <text:p text:style-name="P41"><text:span text:style-name="MathematicaFormatStandardForm"><text:span text:style-name="T18">blah blah blah. <text:s/>And then…</text:span></text:span></text:p>
      <text:p text:style-name="P41"><text:span text:style-name="MathematicaFormatStandardForm"><text:span text:style-name="T18"/></text:span></text:p>
      <text:p text:style-name="P41"><text:span text:style-name="MathematicaFormatStandardForm"><text:span text:style-name="T13"><draw:frame draw:style-name="fr1" draw:name="Object101" text:anchor-type="as-char" svg:y="-0.3972in" svg:width="1.0583in" svg:height="0.5374in" draw:z-index="11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41"><text:span text:style-name="MathematicaFormatStandardForm"><text:span text:style-name="T13"/></text:span></text:p>
      <text:p text:style-name="P42"><text:span text:style-name="MathematicaFormatStandardForm"><text:span text:style-name="T13"><draw:frame draw:style-name="fr1" draw:name="Object102" text:anchor-type="as-char" svg:y="-0.2693in" svg:width="1.1953in" svg:height="0.4898in" draw:z-index="11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42"><text:span text:style-name="MathematicaFormatStandardForm"><text:span text:style-name="T13"/></text:span></text:p>
      <text:p text:style-name="P43"><text:span text:style-name="MathematicaFormatStandardForm"><text:span text:style-name="T19">MEH. <text:s/>Known.</text:span></text:span></text:p>
      <text:p text:style-name="P105"><text:span text:style-name="MathematicaFormatStandardForm"><text:span text:style-name="T13"><draw:frame draw:style-name="fr1" draw:name="Object108" text:anchor-type="as-char" svg:y="-0.2228in" svg:width="0.5591in" svg:height="0.348in" draw:z-index="119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3" text:anchor-type="as-char" svg:y="-0.3382in" svg:width="3.6063in" svg:height="0.6563in" draw:z-index="11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44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09" text:anchor-type="as-char" svg:y="-0.228in" svg:width="0.6075in" svg:height="0.3764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4" text:anchor-type="as-char" svg:y="-0.3382in" svg:width="3.5583in" svg:height="0.6563in" draw:z-index="115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44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10" text:anchor-type="as-char" svg:y="-0.228in" svg:width="0.6102in" svg:height="0.3764in" draw:z-index="121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5" text:anchor-type="as-char" svg:y="-0.3382in" svg:width="3.9909in" svg:height="0.6563in" draw:z-index="116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45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11" text:anchor-type="as-char" svg:y="-0.228in" svg:width="0.6083in" svg:height="0.3764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6" text:anchor-type="as-char" svg:y="-0.3382in" svg:width="4.1709in" svg:height="0.6563in" draw:z-index="11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46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12" text:anchor-type="as-char" svg:y="-0.228in" svg:width="0.7118in" svg:height="0.3764in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7" text:anchor-type="as-char" svg:y="-0.3382in" svg:width="4.9835in" svg:height="0.6563in" draw:z-index="118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47"><text:span text:style-name="MathematicaFormatStandardForm"><text:span text:style-name="T13"/></text:span></text:p>
      <text:p text:style-name="P47"><text:span text:style-name="MathematicaFormatStandardForm"><text:span text:style-name="T13">...</text:span></text:span></text:p>
      <text:p text:style-name="P47"><text:span text:style-name="MathematicaFormatStandardForm"><text:span text:style-name="T13"/></text:span></text:p>
      <text:p text:style-name="P48"><text:span text:style-name="MathematicaFormatStandardForm"><text:span text:style-name="T13"><draw:frame draw:style-name="fr1" draw:name="Object113" text:anchor-type="as-char" svg:y="-0.3382in" svg:width="3.8492in" svg:height="0.6366in" draw:z-index="124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49"><text:span text:style-name="MathematicaFormatStandardForm"><text:span text:style-name="T13"/></text:span></text:p>
      <text:p text:style-name="P49"><text:span text:style-name="MathematicaFormatStandardForm"><text:span text:style-name="T13">…</text:span></text:span></text:p>
      <text:p text:style-name="P49"><text:span text:style-name="MathematicaFormatStandardForm"><text:span text:style-name="T13"/></text:span></text:p>
      <text:p text:style-name="P49"><text:span text:style-name="MathematicaFormatStandardForm"><text:span text:style-name="T13"><draw:frame draw:style-name="fr1" draw:name="Object114" text:anchor-type="as-char" svg:y="-0.228in" svg:width="2.5965in" svg:height="0.5457in" draw:z-index="125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49"><text:span text:style-name="MathematicaFormatStandardForm"><text:span text:style-name="T13"/></text:span></text:p>
      <text:p text:style-name="P106"><text:span text:style-name="MathematicaFormatStandardForm"><text:span text:style-name="T13"><draw:frame draw:style-name="fr1" draw:name="Object115" text:anchor-type="as-char" svg:y="-0.2083in" svg:width="1.0535in" svg:height="0.3335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6" text:anchor-type="as-char" svg:y="-0.2339in" svg:width="1.3835in" svg:height="0.3752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7" text:anchor-type="as-char" svg:y="-0.2339in" svg:width="1.5744in" svg:height="0.3752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8" text:anchor-type="as-char" svg:y="-0.2339in" svg:width="1.7547in" svg:height="0.3752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9" text:anchor-type="as-char" svg:y="-0.2339in" svg:width="3.1429in" svg:height="0.3752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20" text:anchor-type="as-char" svg:y="-0.2339in" svg:width="2.2626in" svg:height="0.3752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107"><text:span text:style-name="MathematicaFormatStandardForm"><text:span text:style-name="T13"><draw:frame draw:style-name="fr1" draw:name="Object121" text:anchor-type="as-char" svg:y="-0.228in" svg:width="1.052in" svg:height="0.3764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110"><text:span text:style-name="MathematicaFormatStandardForm"><text:span text:style-name="T13"/></text:span></text:p>
      <text:p text:style-name="P110"><text:span text:style-name="MathematicaFormatStandardForm"><text:span text:style-name="T13"><draw:frame draw:style-name="fr1" draw:name="Object122" text:anchor-type="as-char" svg:y="-0.1555in" svg:width="1.2583in" svg:height="0.2937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110"><text:span text:style-name="MathematicaFormatStandardForm"><text:span text:style-name="T13"/></text:span></text:p>
      <text:p text:style-name="P111"><text:span text:style-name="MathematicaFormatStandardForm"><text:span text:style-name="T13"><draw:frame draw:style-name="fr1" draw:name="Object123" text:anchor-type="as-char" svg:y="-0.1555in" svg:width="1.3028in" svg:height="0.2937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113"><text:span text:style-name="MathematicaFormatStandardForm"><text:span text:style-name="T13"/></text:span></text:p>
      <text:p text:style-name="P113"><text:span text:style-name="MathematicaFormatStandardForm"><text:span text:style-name="T13"><draw:frame draw:style-name="fr1" draw:name="Object127" text:anchor-type="as-char" svg:y="-0.228in" svg:width="1.3728in" svg:height="0.3764in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111"><text:span text:style-name="MathematicaFormatStandardForm"><text:span text:style-name="T13"/></text:span></text:p>
      <text:p text:style-name="P113"><text:span text:style-name="MathematicaFormatStandardForm"><text:span text:style-name="T13"><draw:frame draw:style-name="fr1" draw:name="Object126" text:anchor-type="as-char" svg:y="-0.1555in" svg:width="1.589in" svg:height="0.2937in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113"><text:span text:style-name="MathematicaFormatStandardForm"><text:span text:style-name="T13"/></text:span></text:p>
      <text:p text:style-name="P114"><text:span text:style-name="MathematicaFormatStandardForm"><text:span text:style-name="T13"><draw:frame draw:style-name="fr1" draw:name="Object128" text:anchor-type="as-char" svg:y="-0.1437in" svg:width="2.4909in" svg:height="0.1783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114"><text:span text:style-name="MathematicaFormatStandardForm"><text:span text:style-name="T13"/></text:span></text:p>
      <text:p text:style-name="P114"><text:span text:style-name="MathematicaFormatStandardForm"><text:span text:style-name="T13"><draw:frame draw:style-name="fr1" draw:name="Object129" text:anchor-type="as-char" svg:y="-0.1555in" svg:width="1.8819in" svg:height="0.2957in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108"><text:span text:style-name="MathematicaFormatStandardForm"><text:span text:style-name="T13"><draw:frame draw:style-name="fr1" draw:name="Object124" text:anchor-type="as-char" svg:y="-0.2083in" svg:width="1.1846in" svg:height="0.3492in" draw:z-index="135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12"><text:span text:style-name="MathematicaFormatStandardForm"><text:span text:style-name="T13"/></text:span></text:p>
      <text:p text:style-name="P112"><text:span text:style-name="MathematicaFormatStandardForm"><text:span text:style-name="T13"><draw:frame draw:style-name="fr1" draw:name="Object125" text:anchor-type="as-char" svg:y="-0.2228in" svg:width="1.5571in" svg:height="0.3638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109"><text:span text:style-name="MathematicaFormatStandardForm"><text:span text:style-name="T21"/></text:span></text:p>
      <text:p text:style-name="P117"><text:span text:style-name="MathematicaFormatStandardForm"><text:span text:style-name="T21"/></text:span></text:p>
      <text:p text:style-name="P115"><text:span text:style-name="MathematicaFormatStandardForm"><text:span text:style-name="T13"><draw:frame draw:style-name="fr1" draw:name="Object131" text:anchor-type="as-char" svg:y="-0.3783in" svg:width="3.4409in" svg:height="0.7071in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115"><text:span text:style-name="MathematicaFormatStandardForm"><text:span text:style-name="T13"/></text:span></text:p>
      <text:p text:style-name="P116"><text:span text:style-name="MathematicaFormatStandardForm"><text:span text:style-name="T13"><draw:frame draw:style-name="fr1" draw:name="Object130" text:anchor-type="as-char" svg:y="-0.2339in" svg:width="1.3654in" svg:height="0.3752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116"><text:span text:style-name="MathematicaFormatStandardForm"><text:span text:style-name="T13"/></text:span></text:p>
      <text:p text:style-name="P116"><text:span text:style-name="MathematicaFormatStandardForm"><text:span text:style-name="T13"><draw:frame draw:style-name="fr1" draw:name="Object132" text:anchor-type="as-char" svg:y="-0.1244in" svg:width="1.9547in" svg:height="0.1752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15"><text:span text:style-name="MathematicaFormatStandardForm"><text:span text:style-name="T15"/></text:span></text:p>
      <text:p text:style-name="P118"><text:span text:style-name="MathematicaFormatStandardForm"><text:span text:style-name="T4"><draw:frame draw:style-name="fr3" draw:name="Object286" text:anchor-type="as-char" svg:y="-0.2693in" svg:width="2.4118in" svg:height="0.4339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118"><text:span text:style-name="MathematicaFormatStandardForm"><text:span text:style-name="T4"/></text:span></text:p>
      <text:p text:style-name="P118"><text:span text:style-name="MathematicaFormatStandardForm"><text:span text:style-name="T4"><draw:frame draw:style-name="fr3" draw:name="Object284" text:anchor-type="as-char" svg:y="-0.2035in" svg:width="1.1909in" svg:height="0.378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name-asian="Mathematica1Mono" style:font-family-asian="Mathematica1Mono" style:font-family-generic-asian="system" style:font-pitch-asian="variable" style:font-size-asian="12pt" style:font-style-asian="normal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6:30:57.839000000</meta:creation-date>
    <meta:editing-duration>P3DT4H22M48S</meta:editing-duration>
    <meta:editing-cycles>91</meta:editing-cycles>
    <meta:generator>LibreOffice/5.0.0.5$Windows_x86 LibreOffice_project/1b1a90865e348b492231e1c451437d7a15bb262b</meta:generator>
    <dc:date>2016-12-10T13:46:19.706000000</dc:date>
    <meta:document-statistic meta:table-count="8" meta:image-count="0" meta:object-count="146" meta:page-count="15" meta:paragraph-count="191" meta:word-count="91" meta:character-count="1019" meta:non-whitespace-character-count="981"/>
  </office:meta>
</office:document-meta>
</file>

<file path=Object 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0/content.xml><?xml version="1.0" encoding="utf-8"?>
<math xmlns="http://www.w3.org/1998/Math/MathML" display="block">
  <semantics>
    <mrow>
      <mtext>{</mtext>
      <msup>
        <mi>x</mi>
        <mi>k</mi>
      </msup>
      <mrow>
        <mtext>}</mtext>
        <mo stretchy="false">=</mo>
        <mtext/>
      </mrow>
    </mrow>
    <annotation encoding="StarMath 5.0">"{"x^k"}" = ""</annotation>
  </semantics>
</math>
</file>

<file path=Object 100/content.xml><?xml version="1.0" encoding="utf-8"?>
<math xmlns="http://www.w3.org/1998/Math/MathML" display="block">
  <semantics>
    <mrow>
      <mtext/>
      <mo stretchy="false">=</mo>
      <mfrac>
        <mi>x</mi>
        <mrow>
          <mn>1</mn>
          <mo stretchy="false">−</mo>
          <mi>x</mi>
          <mo stretchy="false">−</mo>
          <msup>
            <mi>x</mi>
            <mn>2</mn>
          </msup>
        </mrow>
      </mfrac>
    </mrow>
    <annotation encoding="StarMath 5.0">"" = { {x}over{1-x-x^2} }</annotation>
  </semantics>
</math>
</file>

<file path=Object 101/content.xml><?xml version="1.0" encoding="utf-8"?>
<math xmlns="http://www.w3.org/1998/Math/MathML" display="block">
  <semantics>
    <mrow>
      <mrow>
        <mn>1</mn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≤</mo>
              <mi>n</mi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2</mn>
                      <mrow>
                        <mi>j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n>1</mn>
        </mrow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2</mn>
                      <mrow>
                        <mi>j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l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-(binom{z}{1})sum from (2j+1) &lt;= n 1 + (binom{z}{2})sum from {(2j+1)+(2k+1)} &lt;= n 1-(binom{z}{3})sum from {(2j+1)+(2k+1)+(2l+1)} &lt;= n 1+(binom{z}{4})...</annotation>
  </semantics>
</math>
</file>

<file path=Object 102/content.xml><?xml version="1.0" encoding="utf-8"?>
<math xmlns="http://www.w3.org/1998/Math/MathML" display="block">
  <semantics>
    <mrow>
      <mrow>
        <mn>1</mn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≤</mo>
              <mi>n</mi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row>
                <mo fence="true" stretchy="false">(</mo>
                <mrow>
                  <mrow>
                    <mfrac>
                      <mi>n</mi>
                      <mn>2</mn>
                    </mfrac>
                    <mo stretchy="false">−</mo>
                    <mn>1</mn>
                  </mrow>
                </mrow>
                <mo fence="true" stretchy="false">)</mo>
              </mrow>
            </mrow>
          </munder>
          <mn>1</mn>
        </mrow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+</mo>
                <mi>k</mi>
                <mo stretchy="false">+</mo>
                <mi>l</mi>
              </mrow>
              <mo stretchy="false">≤</mo>
              <mfrac>
                <mrow>
                  <mi>n</mi>
                  <mo stretchy="false">−</mo>
                  <mn>3</mn>
                </mrow>
                <mn>2</mn>
              </mfrac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-(binom{z}{1})sum from (2j+1) &lt;= n 1 + (binom{z}{2})sum from {j+k} &lt;= (n over 2-1) 1-(binom{z}{3})sum from {j+k+l} &lt;= {n-3} over 2 1+(binom{z}{4})...</annotation>
  </semantics>
</math>
</file>

<file path=Object 103/content.xml><?xml version="1.0" encoding="utf-8"?>
<math xmlns="http://www.w3.org/1998/Math/MathML" display="block">
  <semantics>
    <mrow>
      <msub>
        <mi>F</mi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row>
              <mo fence="true" stretchy="false">⌊</mo>
              <mrow>
                <mfrac>
                  <mrow>
                    <mi>n</mi>
                    <mo stretchy="false">−</mo>
                    <mi>k</mi>
                  </mrow>
                  <mn>2</mn>
                </mfrac>
              </mrow>
              <mo fence="true" stretchy="false">⌋</mo>
            </mrow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</mrow>
    <annotation encoding="StarMath 5.0">F_n=sum from k = 0 to n { {lfloor {n-k} over 2 rfloor^(k)}over{k!} }</annotation>
  </semantics>
</math>
</file>

<file path=Object 104/content.xml><?xml version="1.0" encoding="utf-8"?>
<math xmlns="http://www.w3.org/1998/Math/MathML" display="block">
  <semantics>
    <mrow>
      <msub>
        <mi>F</mi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row>
                    <mo fence="true" stretchy="false">⌊</mo>
                    <mrow>
                      <mfrac>
                        <mrow>
                          <mi>n</mi>
                          <mo stretchy="false">+</mo>
                          <mi>k</mi>
                          <mo stretchy="false">−</mo>
                          <mn>2</mn>
                        </mrow>
                        <mn>2</mn>
                      </mfrac>
                    </mrow>
                    <mo fence="true" stretchy="false">⌋</mo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F_n=sum from k = 0 to n (binom{lfloor {n+k-2} over 2 rfloor}{k})</annotation>
  </semantics>
</math>
</file>

<file path=Object 105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frac>
              <msup>
                <mi>z</mi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sub>
          <mo stretchy="false">∇</mo>
          <mi>x</mi>
        </msub>
      </mrow>
      <mtext>{</mtext>
      <mfrac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text>{</mtext>
      </mrow>
      <mfrac>
        <msup>
          <mrow>
            <mo fence="true" stretchy="false">(</mo>
            <mrow>
              <mrow>
                <mi>I</mi>
                <mo stretchy="false">+</mo>
                <mi>x</mi>
              </mrow>
            </mrow>
            <mo fence="true" stretchy="false">)</mo>
          </mrow>
          <mrow>
            <mi>z</mi>
            <mo stretchy="false">−</mo>
            <mn>1</mn>
          </mrow>
        </msup>
        <msup>
          <mrow>
            <mo fence="true" stretchy="false">(</mo>
            <mrow>
              <mrow>
                <mi>I</mi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(binom{z}{n})=sum from k = 0 to {lfloor n over 2 rfloor} {{z^(n-2k)}over{(n-2k)!}}cdot{(-z)^(k) over{k!}} = nabla_x "{"{{(1+x)^z}over{(1+x over 2)^z}}"}"^{ ""+sum"" }="{"{{(I+x)^{z-1}}over{(I+x over 2)^z}}"}"^{ ""+sum"" }</annotation>
  </semantics>
</math>
</file>

<file path=Object 106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text>{</mtext>
      </mrow>
      <mfrac>
        <msup>
          <mrow>
            <mo fence="true" stretchy="false">(</mo>
            <mrow>
              <mrow>
                <mi>I</mi>
                <mo stretchy="false">+</mo>
                <mi>x</mi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i>I</mi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n (binom{z}{j})=


sum from j = 0 to n ( binom{n-j}{n-j} )( binom{z}{j} )=

sum from k = 0 to {lfloor n over 2 rfloor} {{(z+1)^(n-2k)}over{(n-2k)!}}cdot{(-z)^(k) over{k!}} = "{"{{(I+x)^z}over{(I+x over 2)^z}}"}"^{ ""+sum"" }</annotation>
  </semantics>
</math>
</file>

<file path=Object 10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i>j</mi>
            </munderov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i>n</mi>
                      <mo stretchy="false">−</mo>
                      <mi>j</mi>
                      <mo stretchy="false">+</mo>
                      <mn>1</mn>
                    </mrow>
                  </mtd>
                </mtr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text>{</mtext>
      </mrow>
      <mfrac>
        <msup>
          <mrow>
            <mo fence="true" stretchy="false">(</mo>
            <mrow>
              <mrow>
                <mi>I</mi>
                <mo stretchy="false">+</mo>
                <mi>x</mi>
              </mrow>
            </mrow>
            <mo fence="true" stretchy="false">)</mo>
          </mrow>
          <mrow>
            <mi>z</mi>
            <mo stretchy="false">+</mo>
            <mn>1</mn>
          </mrow>
        </msup>
        <msup>
          <mrow>
            <mo fence="true" stretchy="false">(</mo>
            <mrow>
              <mrow>
                <mi>I</mi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n sum from k = 0 to j (binom{z}{k})=

sum from j = 0 to n ( binom{n-j+1}{n-j} )( binom{z}{j} )=

sum from k = 0 to {lfloor n over 2 rfloor} {{(z+2)^(n-2k)}over{(n-2k)!}}cdot{(-z)^(k) over{k!}}= "{"{{(I+x)^{z+1}}over{(I+x over 2)^z}}"}"^{ ""+sum"" }</annotation>
  </semantics>
</math>
</file>

<file path=Object 108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i>j</mi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i>k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l</mi>
                      </mtd>
                    </mtr>
                  </mtable>
                </mrow>
                <mo fence="true" stretchy="false">)</mo>
              </mrow>
            </mrow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i>n</mi>
                      <mo stretchy="false">−</mo>
                      <mi>j</mi>
                      <mo stretchy="false">+</mo>
                      <mn>2</mn>
                    </mrow>
                  </mtd>
                </mtr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text>{</mtext>
      </mrow>
      <mfrac>
        <msup>
          <mrow>
            <mo fence="true" stretchy="false">(</mo>
            <mrow>
              <mrow>
                <mi>I</mi>
                <mo stretchy="false">+</mo>
                <mi>x</mi>
              </mrow>
            </mrow>
            <mo fence="true" stretchy="false">)</mo>
          </mrow>
          <mrow>
            <mi>z</mi>
            <mo stretchy="false">+</mo>
            <mn>2</mn>
          </mrow>
        </msup>
        <msup>
          <mrow>
            <mo fence="true" stretchy="false">(</mo>
            <mrow>
              <mrow>
                <mi>I</mi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n sum from k = 0 to j sum from l = 0 to k (binom{z}{l})=

sum from j = 0 to n ( binom{n-j+2}{n-j} )( binom{z}{j} )=

sum from k = 0 to {lfloor n over 2 rfloor} {{(z+3)^(n-2k)}over{(n-2k)!}}cdot{(-z)^(k) over{k!}}= "{"{{(I+x)^{z+2}}over{(I+x over 2)^z}}"}"^{ ""+sum"" }</annotation>
  </semantics>
</math>
</file>

<file path=Object 10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row>
                    <mi>n</mi>
                    <mo stretchy="false">−</mo>
                    <mi>j</mi>
                    <mo stretchy="false">+</mo>
                    <mi>a</mi>
                  </mrow>
                </mtd>
              </mtr>
              <mtr>
                <mtd>
                  <mrow>
                    <mi>n</mi>
                    <mo stretchy="false">−</mo>
                    <mi>j</mi>
                  </mrow>
                </mtd>
              </mtr>
            </mtable>
          </mrow>
          <mo fence="true" stretchy="false">)</mo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i>a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row>
                        <mi>n</mi>
                        <mo stretchy="false">−</mo>
                        <mn>2</mn>
                      </mrow>
                      <mi>k</mi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o fence="true" stretchy="false">⌊</mo>
                  <mrow>
                    <mfrac>
                      <mrow>
                        <mi>n</mi>
                        <mo stretchy="false">−</mo>
                        <mi>j</mi>
                      </mrow>
                      <mn>2</mn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i>z</mi>
                        <mo stretchy="false">+</mo>
                        <mi>a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row>
                  <mi>j</mi>
                  <mi>!</mi>
                </mrow>
              </mfrac>
            </mrow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text>{</mtext>
      </mrow>
      <mfrac>
        <msup>
          <mrow>
            <mo fence="true" stretchy="false">(</mo>
            <mrow>
              <mrow>
                <mi>I</mi>
                <mo stretchy="false">+</mo>
                <mi>x</mi>
              </mrow>
            </mrow>
            <mo fence="true" stretchy="false">)</mo>
          </mrow>
          <mrow>
            <mi>z</mi>
            <mo stretchy="false">+</mo>
            <mi>a</mi>
          </mrow>
        </msup>
        <msup>
          <mrow>
            <mo fence="true" stretchy="false">(</mo>
            <mrow>
              <mrow>
                <mi>I</mi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n ( binom{n-j+a}{n-j} )( binom{z}{j} )=

sum from k = 0 to {lfloor n over 2 rfloor} {{(z+a+1)^(n-2k)}over{(n-2k)!}}cdot{(-z)^(k) over{k!}}

= sum from j = 0 to n sum from k = 0 to {lfloor {n-j} over 2 rfloor} {{(z+a)^(j)}over{j!}}cdot{(-z)^(k) over{k!}}


= "{"{{(I+x)^{z+a}}over{(I+x over 2)^z}}"}"^{ ""+sum"" }</annotation>
  </semantics>
</math>
</file>

<file path=Object 11/content.xml><?xml version="1.0" encoding="utf-8"?>
<math xmlns="http://www.w3.org/1998/Math/MathML" display="block">
  <semantics>
    <mrow>
      <mtext>{</mtext>
      <msup>
        <mi>x</mi>
        <mi>k</mi>
      </msup>
      <mrow>
        <mtext>}</mtext>
        <mo stretchy="false">=</mo>
        <mtext/>
      </mrow>
    </mrow>
    <annotation encoding="StarMath 5.0">"{"x^k"}" = ""</annotation>
  </semantics>
</math>
</file>

<file path=Object 110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−</mo>
              <msup>
                <mi>x</mi>
                <mn>2</mn>
              </msup>
            </mrow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{1-x^2 }over{1-x} )^z</annotation>
  </semantics>
</math>
</file>

<file path=Object 111/content.xml><?xml version="1.0" encoding="utf-8"?>
<math xmlns="http://www.w3.org/1998/Math/MathML" display="block">
  <semantics>
    <mrow>
      <mtext/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[prod from k = 1 %zeta_{1 / k}(0)]_n</annotation>
  </semantics>
</math>
</file>

<file path=Object 1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a</mi>
      </mrow>
      <mrow>
        <mo fence="true" stretchy="false">(</mo>
        <mrow>
          <mi>j</mi>
        </mrow>
        <mo fence="true" stretchy="false">)</mo>
      </mrow>
    </mrow>
    <annotation encoding="StarMath 5.0">sum from j = 1 to n a( j )</annotation>
  </semantics>
</math>
</file>

<file path=Object 113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n>1</mn>
        </mrow>
      </msup>
    </mfrac>
    <annotation encoding="StarMath 5.0">(1-x^2 )^z over(1-x)^{z+1}</annotation>
  </semantics>
</math>
</file>

<file path=Object 114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n>2</mn>
        </mrow>
      </msup>
    </mfrac>
    <annotation encoding="StarMath 5.0">(1-x^2 )^z over(1-x)^{z+2}</annotation>
  </semantics>
</math>
</file>

<file path=Object 115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n>3</mn>
        </mrow>
      </msup>
    </mfrac>
    <annotation encoding="StarMath 5.0">(1-x^2 )^z over(1-x)^{z+3}</annotation>
  </semantics>
</math>
</file>

<file path=Object 116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i>a</mi>
          <mo stretchy="false">+</mo>
          <mn>1</mn>
        </mrow>
      </msup>
    </mfrac>
    <annotation encoding="StarMath 5.0">(1-x^2 )^z over(1-x)^{z+a+1}</annotation>
  </semantics>
</math>
</file>

<file path=Object 117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)</mo>
          </mrow>
        </mrow>
        <mo fence="true" stretchy="false">]</mo>
      </mrow>
      <mi>n</mi>
    </msub>
    <annotation encoding="StarMath 5.0">[({%zeta_{1/2}(0)} over {%zeta(0)})]_n</annotation>
  </semantics>
</math>
</file>

<file path=Object 11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11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row>
              <mo stretchy="false">−</mo>
              <mn>1</mn>
            </mrow>
          </msup>
        </mrow>
        <mo fence="true" stretchy="false">]</mo>
      </mrow>
      <mi>n</mi>
    </msub>
    <annotation encoding="StarMath 5.0">[({%zeta_{1/2}(0)} over {%zeta(0)})^-1]_n</annotation>
  </semantics>
</math>
</file>

<file path=Object 1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20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o fence="true" stretchy="true">|</mo>
        <mrow>
          <mrow>
            <mi mathvariant="normal">μ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true">|</mo>
      </mrow>
    </mrow>
    <annotation encoding="StarMath 5.0">sum from j = 1 to n abs{%mu( j )}</annotation>
  </semantics>
</math>
</file>

<file path=Object 12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n</mi>
                      <mo stretchy="false">−</mo>
                      <mi>j</mi>
                    </mrow>
                    <mn>2</mn>
                  </mfrac>
                </mrow>
                <mo fence="true" stretchy="false">⌋</mo>
              </mrow>
            </munderover>
            <mfrac>
              <msup>
                <mi>z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row>
                <mi>j</mi>
                <mi>!</mi>
              </mrow>
            </mfrac>
          </mrow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n>2</mn>
                </mfrac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⋅</mo>
        <mfrac>
          <msup>
            <mrow>
              <mo fence="true" stretchy="false">(</mo>
              <mrow>
                <mrow>
                  <mrow>
                    <mo stretchy="false">−</mo>
                    <mi>z</mi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o fence="true" stretchy="false">⌊</mo>
                  <mrow>
                    <mfrac>
                      <mrow>
                        <mi>n</mi>
                        <mo stretchy="false">−</mo>
                        <mi>k</mi>
                      </mrow>
                      <mn>2</mn>
                    </mfrac>
                  </mrow>
                  <mo fence="true" stretchy="false">⌋</mo>
                </mrow>
              </mrow>
              <mo fence="true" stretchy="false">)</mo>
            </mrow>
          </msup>
          <mrow>
            <mrow>
              <mo fence="true" stretchy="false">⌊</mo>
              <mrow>
                <mfrac>
                  <mrow>
                    <mi>n</mi>
                    <mo stretchy="false">−</mo>
                    <mi>k</mi>
                  </mrow>
                  <mn>2</mn>
                </mfrac>
              </mrow>
              <mo fence="true" stretchy="false">⌋</mo>
            </mrow>
            <mi>!</mi>
          </mrow>
        </mfrac>
      </mrow>
    </mrow>
    <annotation encoding="StarMath 5.0">sum from j = 0 to n sum from k = 0 to {lfloor {n-j} over 2 rfloor} {{z^(j)}over{j!}}cdot{(-z)^(k) over{k!}}

=

sum from k = 0 to {lfloor n over 2 rfloor} {{(z+1)^(n-2k)}over{(n-2k)!}}cdot{(-z)^(k) over{k!}}

=

sum from k = 0 to n {{z^(k)}over{k!}}cdot{(-z+1)^(lfloor {n-k} over 2 rfloor) over{lfloor {n-k} over 2 rfloor!}}
</annotation>
  </semantics>
</math>
</file>

<file path=Object 122/content.xml><?xml version="1.0" encoding="utf-8"?>
<math xmlns="http://www.w3.org/1998/Math/MathML" display="block">
  <semantics>
    <mrow>
      <msub>
        <mo stretchy="false">∇</mo>
        <mi>x</mi>
      </msub>
      <mtext>{</mtext>
      <mfrac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text>{</mtext>
      </mrow>
      <mfrac>
        <msup>
          <mrow>
            <mo fence="true" stretchy="false">(</mo>
            <mrow>
              <mrow>
                <mi>I</mi>
                <mo stretchy="false">+</mo>
                <mi>x</mi>
              </mrow>
            </mrow>
            <mo fence="true" stretchy="false">)</mo>
          </mrow>
          <mrow>
            <mi>z</mi>
            <mo stretchy="false">−</mo>
            <mn>1</mn>
          </mrow>
        </msup>
        <msup>
          <mrow>
            <mo fence="true" stretchy="false">(</mo>
            <mrow>
              <mrow>
                <mi>I</mi>
                <mo stretchy="false">+</mo>
                <mfrac>
                  <mi>x</mi>
                  <mn>2</mn>
                </mfrac>
              </mrow>
            </mrow>
            <mo fence="true" stretchy="false">)</mo>
          </mrow>
          <mi>z</mi>
        </msup>
      </mfrac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text>{</mtext>
      </mrow>
      <msup>
        <mi>x</mi>
        <mi>k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nabla_x "{"{{(1+x)^z}over{(1+x over 2)^z}}"}"^{ ""+sum"" }="{"{{(I+x)^{z-1}}over{(I+x over 2)^z}}"}"^{ ""+sum"" } = "{"x^k"}"^{ ""+sum"" }</annotation>
  </semantics>
</math>
</file>

<file path=Object 123/content.xml><?xml version="1.0" encoding="utf-8"?>
<math xmlns="http://www.w3.org/1998/Math/MathML" display="block">
  <semantics>
    <mrow>
      <mtext>{</mtext>
      <msup>
        <mi>z</mi>
        <mi>x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b>
            <mo stretchy="false">∇</mo>
            <mi>x</mi>
          </msub>
          <mo stretchy="false">⋅</mo>
          <mtext>{</mtext>
        </mrow>
      </mrow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z^x"}"^{""+sum""} =nabla_x cdot "{"({I+x}over{I+{x over 2}})^z"}"^{ ""+sum"" }</annotation>
  </semantics>
</math>
</file>

<file path=Object 124/content.xml><?xml version="1.0" encoding="utf-8"?>
<math xmlns="http://www.w3.org/1998/Math/MathML" display="block">
  <semantics>
    <mrow>
      <mtext>{</mtext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sup>
                  <mi>x</mi>
                  <mfrac>
                    <mn>1</mn>
                    <mn>2</mn>
                  </mfrac>
                </msup>
              </mrow>
            </mfrac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k</mi>
            </msub>
          </mrow>
        </mrow>
      </mrow>
      <mtext>{</mtext>
      <msup>
        <mrow>
          <mo fence="true" stretchy="false">(</mo>
          <mrow>
            <mfrac>
              <mrow>
                <mi>I</mi>
                <mo stretchy="false">+</mo>
                <mi>k</mi>
              </mrow>
              <mrow>
                <mi>I</mi>
                <mo stretchy="false">+</mo>
                <mfrac>
                  <mi>k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{I+x}over{I+x^{1 over 2}})^z"}"^{ ""*sum"" } = sum from j = 1 to n sum from p^a  divides j nabla_k "{"({I+k}over{I+k over 2})^z"}"^{ ""+sum"" }</annotation>
  </semantics>
</math>
</file>

<file path=Object 125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x</mi>
            </mrow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sup>
                  <mi>p</mi>
                  <mi>k</mi>
                </msup>
                <mo stretchy="false">∣</mo>
                <mi>j</mi>
              </mrow>
            </munder>
            <msub>
              <mo stretchy="false">∇</mo>
              <mi>k</mi>
            </msub>
          </mrow>
        </mrow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{I+x})^z"}"^{ ""*sum"" } = sum from j = 1 to n sum from p^k  divides j nabla_k "{"({I+k})^z"}"^{ ""+sum"" }</annotation>
  </semantics>
</math>
</file>

<file path=Object 126/content.xml><?xml version="1.0" encoding="utf-8"?>
<math xmlns="http://www.w3.org/1998/Math/MathML" display="block">
  <semantics>
    <mrow>
      <msub>
        <mo stretchy="false">∇</mo>
        <mi>x</mi>
      </msub>
      <mtext>{</mtext>
      <msup>
        <mrow>
          <mo fence="true" stretchy="false">(</mo>
          <mrow>
            <mrow>
              <mi>I</mi>
              <mo stretchy="false">+</mo>
              <mi>x</mi>
            </mrow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x</mi>
            </mrow>
          </munder>
          <msub>
            <mo stretchy="false">∇</mo>
            <mi>k</mi>
          </msub>
        </mrow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nabla_x "{"(I+x)^z"}"^{""*sum""}=prod from p^k divides x nabla_k "{"(I+k)^z"}"^{""+sum""}</annotation>
  </semantics>
</math>
</file>

<file path=Object 1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i>x</mi>
                  <mo stretchy="false">+</mo>
                  <mi>z</mi>
                </mrow>
              </mrow>
              <mo fence="true" stretchy="false">)</mo>
            </mrow>
            <mi>!</mi>
          </mrow>
          <mrow>
            <mi>x</mi>
            <mi>!</mi>
            <mi>z</mi>
            <mi>!</mi>
          </mrow>
        </mfrac>
      </mrow>
    </mrow>
    <annotation encoding="StarMath 5.0">p(x,z)={(x+z)! } over { x!z! }</annotation>
  </semantics>
</math>
</file>

<file path=Object 12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z</mi>
        </munderover>
        <mi>p</mi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1,</mn>
            </mrow>
            <mi>z</mi>
          </mrow>
        </mrow>
        <mo fence="true" stretchy="false">)</mo>
      </mrow>
    </mrow>
    <annotation encoding="StarMath 5.0">sum from j = 0 to z p(x,j)= p( x+1,z )</annotation>
  </semantics>
</math>
</file>

<file path=Object 12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z</mi>
        </munderover>
        <mrow>
          <munderover>
            <mo stretchy="false">∑</mo>
            <mrow>
              <mi>j</mi>
              <mo stretchy="false">=</mo>
              <mn>0</mn>
            </mrow>
            <mi>k</mi>
          </munderover>
          <mi>p</mi>
        </mrow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2,</mn>
            </mrow>
            <mi>z</mi>
          </mrow>
        </mrow>
        <mo fence="true" stretchy="false">)</mo>
      </mrow>
    </mrow>
    <annotation encoding="StarMath 5.0">sum from k = 0 to z sum from j = 0 to k p(x,j)= p( x+2,z )</annotation>
  </semantics>
</math>
</file>

<file path=Object 1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13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z</mi>
        </munderover>
        <mrow>
          <munderover>
            <mo stretchy="false">∑</mo>
            <mrow>
              <mi>l</mi>
              <mo stretchy="false">=</mo>
              <mn>0</mn>
            </mrow>
            <mi>k</mi>
          </munderover>
          <mrow>
            <munderover>
              <mo stretchy="false">∑</mo>
              <mrow>
                <mi>j</mi>
                <mo stretchy="false">=</mo>
                <mn>0</mn>
              </mrow>
              <mi>l</mi>
            </munderover>
            <mi>p</mi>
          </mrow>
        </mrow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3,</mn>
            </mrow>
            <mi>z</mi>
          </mrow>
        </mrow>
        <mo fence="true" stretchy="false">)</mo>
      </mrow>
    </mrow>
    <annotation encoding="StarMath 5.0">sum from k = 0 to z sum from l = 0 to k sum from j = 0 to l p(x,j)= p( x+3,z )</annotation>
  </semantics>
</math>
</file>

<file path=Object 13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z</mi>
        </munderover>
        <mrow>
          <munderover>
            <mo stretchy="false">∑</mo>
            <mrow>
              <mi>l</mi>
              <mo stretchy="false">=</mo>
              <mn>0</mn>
            </mrow>
            <mi>k</mi>
          </munderover>
          <mrow>
            <munderover>
              <mo stretchy="false">∑</mo>
              <mrow>
                <mi>j</mi>
                <mo stretchy="false">=</mo>
                <mn>0</mn>
              </mrow>
              <mi>l</mi>
            </munderover>
            <mi>p</mi>
          </mrow>
        </mrow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z</mi>
          </munderover>
          <mi>p</mi>
        </mrow>
      </mrow>
      <mrow>
        <mrow>
          <mo fence="true" stretchy="false">(</mo>
          <mrow>
            <mrow>
              <mrow>
                <mi>z</mi>
                <mo stretchy="false">−</mo>
                <mi>j</mi>
              </mrow>
              <mi>,</mi>
              <mn>2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3,</mn>
            </mrow>
            <mi>z</mi>
          </mrow>
        </mrow>
        <mo fence="true" stretchy="false">)</mo>
      </mrow>
    </mrow>
    <annotation encoding="StarMath 5.0">sum from k = 0 to z sum from l = 0 to k sum from j = 0 to l p(x,j)= sum from j = 0 to z p( z-j,2 ) cdot p( x,j ) = p( x+3,z )</annotation>
  </semantics>
</math>
</file>

<file path=Object 1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z</mi>
        </munderover>
        <mi>p</mi>
      </mrow>
      <mrow>
        <mrow>
          <mo fence="true" stretchy="false">(</mo>
          <mrow>
            <mrow>
              <mrow>
                <mi>z</mi>
                <mo stretchy="false">−</mo>
                <mi>j</mi>
              </mrow>
              <mi>,</mi>
              <mrow>
                <mi>a</mi>
                <mo stretchy="false">−</mo>
                <mn>1</mn>
              </mrow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i>a</mi>
            </mrow>
            <mi>,</mi>
            <mi>z</mi>
          </mrow>
        </mrow>
        <mo fence="true" stretchy="false">)</mo>
      </mrow>
    </mrow>
    <annotation encoding="StarMath 5.0">sum from j = 0 to z p( z-j,a-1 ) cdot p( x,j ) = p( x+a,z )</annotation>
  </semantics>
</math>
</file>

<file path=Object 133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n>1</mn>
                <mo stretchy="false">−</mo>
                <msup>
                  <mi>x</mi>
                  <mn>2</mn>
                </msup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z</mi>
        </msup>
      </mfrac>
      <mo stretchy="false">=</mo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(1-x^2)^z over ( 1-x )^z = ( 1+x )^z</annotation>
  </semantics>
</math>
</file>

<file path=Object 134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0</mn>
          </mrow>
        </munder>
        <msup>
          <mrow>
            <mo fence="true" stretchy="false">(</mo>
            <mrow>
              <mrow>
                <mn>1</mn>
                <mo stretchy="false">+</mo>
                <msup>
                  <mi>x</mi>
                  <msup>
                    <mn>2</mn>
                    <mi>k</mi>
                  </msup>
                </msup>
              </mrow>
            </mrow>
            <mo fence="true" stretchy="false">)</mo>
          </mrow>
          <mi>z</mi>
        </msup>
      </mrow>
      <mo stretchy="false">=</mo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prod from k = 0 ( 1+x^{2^k} )^z = ( 1-x )^z</annotation>
  </semantics>
</math>
</file>

<file path=Object 135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up>
                  <mi>x</mi>
                  <msup>
                    <mn>2</mn>
                    <mi>k</mi>
                  </msup>
                </msup>
              </mrow>
            </mrow>
            <mo fence="true" stretchy="false">)</mo>
          </mrow>
          <mi>z</mi>
        </msup>
      </mrow>
      <mo stretchy="false">=</mo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prod from k = 1 ( 1+x^{2^k} )^z = ( 1-x^2
 )^z</annotation>
  </semantics>
</math>
</file>

<file path=Object 136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i>x</mi>
                  <mo stretchy="false">+</mo>
                  <mi>z</mi>
                </mrow>
              </mrow>
              <mo fence="true" stretchy="false">)</mo>
            </mrow>
            <mi>!</mi>
          </mrow>
          <mrow>
            <mi>x</mi>
            <mi>!</mi>
            <mi>z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{(x+z)!} over { x! z! } = sum from k = 0 ( binom{z}{k} )( binom{x}{k} )</annotation>
  </semantics>
</math>
</file>

<file path=Object 13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o stretchy="false">−</mo>
                  <mi>x</mi>
                </mrow>
                <mo stretchy="false">−</mo>
                <mi>z</mi>
              </mrow>
            </mrow>
            <mo fence="true" stretchy="false">)</mo>
          </mrow>
          <mi>!</mi>
        </mrow>
        <mrow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  <mi>!</mi>
          <mrow>
            <mo fence="true" stretchy="false">(</mo>
            <mrow>
              <mrow>
                <mo stretchy="false">−</mo>
                <mi>z</mi>
              </mrow>
            </mrow>
            <mo fence="true" stretchy="false">)</mo>
          </mrow>
          <mi>!</mi>
        </mrow>
      </mfrac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⋅</mo>
        <mfrac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</mrow>
    <annotation encoding="StarMath 5.0">{(-x-z)!} over { (-x)! (-z)! } = sum from k = 0 {z^(k) over {k!}}cdot {x^(k) over {k!}}</annotation>
  </semantics>
</math>
</file>

<file path=Object 138/content.xml><?xml version="1.0" encoding="utf-8"?>
<math xmlns="http://www.w3.org/1998/Math/MathML" display="block">
  <semantics>
    <mrow>
      <mtext>{</mtext>
      <mrow>
        <munder>
          <mo stretchy="false">∏</mo>
          <mrow>
            <mi>k</mi>
            <mo stretchy="false">=</mo>
            <mn>0</mn>
          </mrow>
        </munder>
        <msup>
          <mrow>
            <mo fence="true" stretchy="false">(</mo>
            <mrow>
              <mrow>
                <mi>I</mi>
                <mo stretchy="false">+</mo>
                <msup>
                  <mi>x</mi>
                  <msup>
                    <mn>2</mn>
                    <mi>k</mi>
                  </msup>
                </msup>
              </mrow>
            </mrow>
            <mo fence="true" stretchy="false">)</mo>
          </mrow>
          <mi>z</mi>
        </msup>
      </mrow>
      <mrow>
        <mtext>}</mtext>
        <mo stretchy="false">=</mo>
        <mtext>{</mtext>
      </mrow>
      <msup>
        <mrow>
          <mo fence="true" stretchy="false">(</mo>
          <mrow>
            <mrow>
              <mi>I</mi>
              <mo stretchy="false">−</mo>
              <mi>x</mi>
            </mrow>
          </mrow>
          <mo fence="true" stretchy="false">)</mo>
        </mrow>
        <mi>z</mi>
      </msup>
      <mtext>}</mtext>
    </mrow>
    <annotation encoding="StarMath 5.0">"{"prod from k = 0 ( I+x^{2^k} )^z"}" = "{"( I-x
 )^z"}"</annotation>
  </semantics>
</math>
</file>

<file path=Object 139/content.xml><?xml version="1.0" encoding="utf-8"?>
<math xmlns="http://www.w3.org/1998/Math/MathML" display="block">
  <semantics>
    <mrow>
      <mtext>{</mtext>
      <mfrac>
        <msup>
          <mrow>
            <mo fence="true" stretchy="false">(</mo>
            <mrow>
              <mrow>
                <mn>1</mn>
                <mo stretchy="false">−</mo>
                <msup>
                  <mi>x</mi>
                  <mn>2</mn>
                </msup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z</mi>
        </msup>
      </mfrac>
      <mrow>
        <mtext>}</mtext>
        <mo stretchy="false">=</mo>
        <mtext>{</mtext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  <mtext>}</mtext>
    </mrow>
    <annotation encoding="StarMath 5.0">"{"(1-x^2)^z over ( 1-x )^z"}" = "{"( 1+x )^z"}"</annotation>
  </semantics>
</math>
</file>

<file path=Object 14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k</mi>
                    <mo stretchy="false">+</mo>
                    <mi>j</mi>
                    <mo stretchy="false">−</mo>
                    <mn>2</mn>
                  </mrow>
                </msup>
                <mrow>
                  <mrow>
                    <mo fence="true" stretchy="false">(</mo>
                    <mrow>
                      <mrow>
                        <mi>k</mi>
                        <mo stretchy="false">+</mo>
                        <mi>j</mi>
                        <mo stretchy="false">−</mo>
                        <mn>2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x^k over {k!} = sum from j = 0 to infinity {C_j over {j!}} cdot int from 0 to x int from 0 to {x-t} {t^{k+j-2} over {({k+j-2})!}} cdot (1 over u - e^-u over u) du dt</annotation>
  </semantics>
</math>
</file>

<file path=Object 140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text>{</mtext>
      </mrow>
      <mi>log</mi>
      <mrow>
        <mo fence="true" stretchy="false">(</mo>
        <mrow>
          <mrow>
            <mn>1</mn>
            <mo stretchy="false">−</mo>
            <msup>
              <mi>x</mi>
              <mn>2</mn>
            </msup>
          </mrow>
        </mrow>
        <mo fence="true" stretchy="false">)</mo>
      </mrow>
      <mrow>
        <mtext>}</mtext>
        <mo stretchy="false">−</mo>
        <mtext>{</mtext>
      </mrow>
      <mi>log</mi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  <mtext>}</mtext>
    </mrow>
    <annotation encoding="StarMath 5.0"> "{"log( 1+x )"}" = "{"log(1-x^2)"}" - "{"log( 1-x )"}"</annotation>
  </semantics>
</math>
</file>

<file path=Object 141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0</mn>
          </mrow>
        </munder>
        <mtext>{</mtext>
      </mrow>
      <mi>log</mi>
      <mrow>
        <mo fence="true" stretchy="false">(</mo>
        <mrow>
          <mrow>
            <mi>I</mi>
            <mo stretchy="false">+</mo>
            <msup>
              <mi>x</mi>
              <msup>
                <mn>2</mn>
                <mi>k</mi>
              </msup>
            </msup>
          </mrow>
        </mrow>
        <mo fence="true" stretchy="false">)</mo>
      </mrow>
      <mrow>
        <mtext>}</mtext>
        <mo stretchy="false">=</mo>
        <mtext>{</mtext>
      </mrow>
      <mi>log</mi>
      <mrow>
        <mo fence="true" stretchy="false">(</mo>
        <mrow>
          <mrow>
            <mi>I</mi>
            <mo stretchy="false">−</mo>
            <mi>x</mi>
          </mrow>
        </mrow>
        <mo fence="true" stretchy="false">)</mo>
      </mrow>
      <mtext>}</mtext>
    </mrow>
    <annotation encoding="StarMath 5.0">sum from k = 0 "{"log( I+x^{2^k} )"}" = "{"log( I-x
 )"}"</annotation>
  </semantics>
</math>
</file>

<file path=Object 142/content.xml><?xml version="1.0" encoding="utf-8"?>
<math xmlns="http://www.w3.org/1998/Math/MathML" display="block">
  <semantics>
    <mrow>
      <msub>
        <mi>F</mi>
        <mi>z</mi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y</mi>
                              <mi>k</mi>
                            </msup>
                          </mfrac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F_z(n,2)  " where " F_z(n,y) = left lbrace
  stack {
    sum from k = 0 to {lfloor{log n}over{log y}rfloor} ( binom{z}{k} ) cdot F_{z-k}(n over y^k, y+1) "if" n&gt;=y#
    1 "                                    if" n&lt;y
  }
right none

</annotation>
  </semantics>
</math>
</file>

<file path=Object 143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row>
                <mi>y</mi>
                <mo stretchy="false">+</mo>
                <mn>1</mn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p>
                <mi>y</mi>
                <mi>k</mi>
              </msup>
              <mo stretchy="false">∣</mo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sub>
                <mi>f</mi>
                <mrow>
                  <mi>z</mi>
                  <mo stretchy="false">−</mo>
                  <mi>k</mi>
                </mrow>
              </msub>
              <mrow>
                <mo fence="true" stretchy="false">(</mo>
                <mrow>
                  <mrow>
                    <mfrac>
                      <mi>n</mi>
                      <msup>
                        <mi>y</mi>
                        <mi>k</mi>
                      </msup>
                    </mfrac>
                    <mi>,</mi>
                    <mi>y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_z(n,y+1) = sum from k = 0 to {y^k divides n }(-1)^k ( binom{z}{k} )cdot (f_{z-k}(n over y^k, y))
</annotation>
  </semantics>
</math>
</file>

<file path=Object 144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f_z(n,2) = prod from p^a divides n ( (binom{z}{a} ))
</annotation>
  </semantics>
</math>
</file>

<file path=Object 145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f</mi>
            <mi>z</mi>
          </msub>
        </mrow>
      </mrow>
      <mrow>
        <mo fence="true" stretchy="false">(</mo>
        <mrow>
          <mrow>
            <mi>j</mi>
            <mi>,</mi>
            <mi>y</mi>
          </mrow>
        </mrow>
        <mo fence="true" stretchy="false">)</mo>
      </mrow>
    </mrow>
    <annotation encoding="StarMath 5.0">F_z(n,y) = sum from j = 1 to n f_z( j,y )</annotation>
  </semantics>
</math>
</file>

<file path=Object 146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sub>
          <mi>F</mi>
          <mi>z</mi>
        </msub>
      </mrow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−</mo>
        <msub>
          <mi>F</mi>
          <mi>z</mi>
        </msub>
      </mrow>
      <mrow>
        <mo fence="true" stretchy="false">(</mo>
        <mrow>
          <mrow>
            <mrow>
              <mi>n</mi>
              <mo stretchy="false">−</mo>
              <mn>1,</mn>
            </mrow>
            <mi>y</mi>
          </mrow>
        </mrow>
        <mo fence="true" stretchy="false">)</mo>
      </mrow>
    </mrow>
    <annotation encoding="StarMath 5.0">f_z(n,y) = F_z( n,y ) - F_z( n-1,y )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o fence="true" stretchy="false">(</mo>
              <mrow>
                <mtable>
                  <mtr>
                    <mtd>
                      <mrow>
                        <mi>t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+</mo>
                        <mi>j</mi>
                        <mo stretchy="false">−</mo>
                        <mn>2</mn>
                      </mrow>
                    </mtd>
                  </mtr>
                </mtable>
              </mrow>
              <mo fence="true" stretchy="false">)</mo>
            </mrow>
          </mrow>
        </mrow>
        <mo stretchy="false">⋅</mo>
        <mfrac>
          <mn>1</mn>
          <mi>u</mi>
        </mfrac>
      </mrow>
    </mrow>
    <annotation encoding="StarMath 5.0">(binom{x}{k}) = sum from j = 0 to infinity {C_j over {j!}} cdot sum from t = 1 to x sum from u = 1 to {x-t} (binom{t-1}{k+j-2}) cdot {1 over u}</annotation>
  </semantics>
</math>
</file>

<file path=Object 16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o stretchy="false">−</mo>
          <mi>k</mi>
        </mrow>
      </msup>
      <mi>P</mi>
      <mrow>
        <mrow>
          <mo fence="true" stretchy="false">(</mo>
          <mrow>
            <mrow>
              <mi>k</mi>
              <mrow>
                <mi>,</mi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frac>
                <mrow>
                  <msup>
                    <mi>log</mi>
                    <mrow>
                      <mi>k</mi>
                      <mo stretchy="false">+</mo>
                      <mi>j</mi>
                      <mo stretchy="false">−</mo>
                      <mn>2</mn>
                    </mrow>
                  </msup>
                  <mi>t</mi>
                </mrow>
                <mrow>
                  <mo fence="true" stretchy="false">(</mo>
                  <mrow>
                    <mrow>
                      <mi>k</mi>
                      <mo stretchy="false">+</mo>
                      <mi>j</mi>
                      <mo stretchy="false">−</mo>
                      <mn>2</mn>
                    </mrow>
                  </mrow>
                  <mo fence="true" stretchy="false">)</mo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(-1)^{-k}P(k,-log x) = sum from j = 0 to infinity {C_j over {j!}} cdot int from 1 to x int from 1 to {x over t} {{{log^{k+j-2} t} over {(k+j-2)}}} cdot (1 over {log u} - 1 over {u log u}) du dt</annotation>
  </semantics>
</math>
</file>

<file path=Object 1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row>
              <munderover>
                <mo stretchy="false">∑</mo>
                <mrow>
                  <mi>u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i>t</mi>
                    </mfrac>
                  </mrow>
                  <mo fence="true" stretchy="false">⌋</mo>
                </mrow>
              </munderover>
              <msub>
                <mi>d</mi>
                <mrow>
                  <mi>k</mi>
                  <mo stretchy="false">+</mo>
                  <mi>j</mi>
                  <mo stretchy="false">−</mo>
                  <mn>1</mn>
                </mrow>
              </msub>
            </mrow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D_k'(x)=sum from j = 0 to infinity {C_j over {j!}} cdot sum from t = 2 to x sum from u = 2 to lfloor {x over t}rfloor d_{k+j-1}'(t) cdot %kappa( u )</annotation>
  </semantics>
</math>
</file>

<file path=Object 18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up>
          <mi>x</mi>
          <mrow>
            <mi>k</mi>
            <mo stretchy="false">+</mo>
            <mi>a</mi>
          </mrow>
        </msup>
        <mo stretchy="false">=</mo>
        <mrow>
          <msup>
            <mi>x</mi>
            <mi>a</mi>
          </msup>
          <mo stretchy="false">⋅</mo>
          <mi>log</mi>
        </mrow>
      </mrow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</mrow>
    <annotation encoding="StarMath 5.0">sum from k = 1 {(-1)^{k+1} over k} x^{k+a} = x^a cdot log (I+x)</annotation>
  </semantics>
</math>
</file>

<file path=Object 19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text>{</mtext>
      <msup>
        <mi>x</mi>
        <mrow>
          <mi>k</mi>
          <mo stretchy="false">+</mo>
          <mi>a</mi>
        </mrow>
      </msup>
      <mrow>
        <mtext>}</mtext>
        <mo stretchy="false">=</mo>
        <mtext>{</mtext>
      </mrow>
      <mrow>
        <msup>
          <mi>x</mi>
          <mi>a</mi>
        </msup>
        <mo stretchy="false">⋅</mo>
        <mi>log</mi>
      </mrow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text>}</mtext>
    </mrow>
    <annotation encoding="StarMath 5.0">sum from k = 1 {(-1)^{k+1} over k} "{"x^{k+a}"}" = "{"x^a cdot log (I+x)"}"</annotation>
  </semantics>
</math>
</file>

<file path=Object 2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sup>
            <mi>x</mi>
            <mrow>
              <mi>k</mi>
              <mo stretchy="false">+</mo>
              <mi>j</mi>
              <mo stretchy="false">−</mo>
              <mn>1</mn>
            </mrow>
          </msup>
          <mo stretchy="false">⋅</mo>
          <mi>log</mi>
        </mrow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x^k = 
sum from j = 0 to infinity {C_j over {j!}} cdot x^{k+j-1} cdot log (1+x)</annotation>
  </semantics>
</math>
</file>

<file path=Object 2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+</mo>
                  <mrow>
                    <mo stretchy="false">∫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</mtext>
            <mrow>
              <munderover>
                <mo stretchy="false">∫</mo>
                <mn>0</mn>
                <mi>x</mi>
              </munderover>
              <mrow>
                <munderover>
                  <mo stretchy="false">∫</mo>
                  <mn>0</mn>
                  <mrow>
                    <mi>x</mi>
                    <mo stretchy="false">−</mo>
                    <mi>t</mi>
                  </mrow>
                </munderover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+</mo>
                  <mrow>
                    <mo stretchy="false">∫</mo>
                    <mtext/>
                  </mrow>
                </mrow>
              </msup>
              <mo stretchy="false">⋅</mo>
              <mfrac>
                <mo stretchy="false">∂</mo>
                <mrow>
                  <mo stretchy="false">∂</mo>
                  <mi>u</mi>
                </mrow>
              </mfrac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+</mo>
                <mrow>
                  <mo stretchy="false">∫</mo>
                  <mtext/>
                </mrow>
              </mrow>
            </msup>
            <mi mathvariant="italic">du</mi>
            <mi mathvariant="italic">dt</mi>
          </mrow>
        </mtd>
      </mtr>
    </mtable>
    <annotation encoding="StarMath 5.0">""sum from k = 1 {(-1)^{k+1} over k} "{"x^{k+a}"}"^{""+int""} = ""

newline "        "
int from 0 to x int from 0 to {x-t} {partial over {partial t}} "{"t^a"}"^{""+int""} cdot {partial over {partial u}} "{"log (I+u)"}"^{""+int""}du dt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+</mo>
                  <mrow>
                    <mo stretchy="false">∑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   </mtext>
            <mrow>
              <munderover>
                <mo stretchy="false">∑</mo>
                <mrow>
                  <mi>t</mi>
                  <mo stretchy="false">=</mo>
                  <mn>1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1</mn>
                  </mrow>
                  <mrow>
                    <mi>x</mi>
                    <mo stretchy="false">−</mo>
                    <mi>t</mi>
                  </mrow>
                </munderover>
                <msub>
                  <mo stretchy="false">∇</mo>
                  <mi>t</mi>
                </msub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+</mo>
                  <mrow>
                    <mo stretchy="false">∑</mo>
                    <mtext/>
                  </mrow>
                </mrow>
              </msup>
              <mo stretchy="false">⋅</mo>
              <msub>
                <mo stretchy="false">∇</mo>
                <mi>u</mi>
              </msub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+</mo>
                <mrow>
                  <mo stretchy="false">∑</mo>
                  <mtext/>
                </mrow>
              </mrow>
            </msup>
          </mrow>
        </mtd>
      </mtr>
    </mtable>
    <annotation encoding="StarMath 5.0">""sum from k = 1 {(-1)^{k+1} over k} "{"x^{k+a}"}"^{""+sum""} = ""
newline "           "
sum from t = 1 to x sum from u = 1 to {x-t} nabla_t "{"t^a"}"^{""+sum""} cdot nabla_u"{"log (I+u)"}"^{""+sum""}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∗</mo>
                  <mrow>
                    <mo stretchy="false">∫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</mtext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∗</mo>
                  <mrow>
                    <mo stretchy="false">∫</mo>
                    <mtext/>
                  </mrow>
                </mrow>
              </msup>
              <mo stretchy="false">⋅</mo>
              <mfrac>
                <mo stretchy="false">∂</mo>
                <mrow>
                  <mo stretchy="false">∂</mo>
                  <mi>u</mi>
                </mrow>
              </mfrac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∗</mo>
                <mrow>
                  <mo stretchy="false">∫</mo>
                  <mtext/>
                </mrow>
              </mrow>
            </msup>
            <mi mathvariant="italic">du</mi>
            <mi mathvariant="italic">dt</mi>
          </mrow>
        </mtd>
      </mtr>
    </mtable>
    <annotation encoding="StarMath 5.0">""sum from k = 1 {(-1)^{k+1} over k} "{"x^{k+a}"}"^{""*int""} = ""

newline "        "
int from 1 to x int from 1 to {x over t} {partial over {partial t}} "{"t^a"}"^{""*int""} cdot {partial over {partial u}} "{"log (I+u)"}"^{""*int""}du dt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∗</mo>
                  <mrow>
                    <mo stretchy="false">∑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   </mtext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sub>
                  <mo stretchy="false">∇</mo>
                  <mi>t</mi>
                </msub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∗</mo>
                  <mrow>
                    <mo stretchy="false">∑</mo>
                    <mtext/>
                  </mrow>
                </mrow>
              </msup>
              <mo stretchy="false">⋅</mo>
              <msub>
                <mo stretchy="false">∇</mo>
                <mi>u</mi>
              </msub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∗</mo>
                <mrow>
                  <mo stretchy="false">∑</mo>
                  <mtext/>
                </mrow>
              </mrow>
            </msup>
          </mrow>
        </mtd>
      </mtr>
    </mtable>
    <annotation encoding="StarMath 5.0">""sum from k = 1 {(-1)^{k+1} over k} "{"x^{k+a}"}"^{""*sum""} = ""
newline "           "
sum from t = 2 to x sum from u = 2 to lfloor{x over t}rfloor nabla_t "{"t^a"}"^{""*sum""} cdot nabla_u"{"log (I+u)"}"^{""*sum""}</annotation>
  </semantics>
</math>
</file>

<file path=Object 26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7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8/content.xml><?xml version="1.0" encoding="utf-8"?>
<math xmlns="http://www.w3.org/1998/Math/MathML" display="block">
  <semantics>
    <mrow>
      <mtext/>
      <mrow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sup>
              <mi>x</mi>
              <mrow>
                <mi>k</mi>
                <mo stretchy="false">+</mo>
                <mi>a</mi>
              </mrow>
            </msup>
            <mrow>
              <mrow>
                <mo fence="true" stretchy="false">(</mo>
                <mrow>
                  <mrow>
                    <mi>k</mi>
                    <mo stretchy="false">+</mo>
                    <mi>a</mi>
                  </mrow>
                </mrow>
                <mo fence="true" stretchy="false">)</mo>
              </mrow>
              <mi>!</mi>
            </mrow>
          </mfrac>
        </mrow>
        <mo stretchy="false">=</mo>
        <mrow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a</mi>
                    <mo stretchy="false">−</mo>
                    <mn>1</mn>
                  </mrow>
                </msup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""sum from k = 1 {(-1)^{k+1} over k} cdot {x^{k+a} over {(k+a)!}} = 
int from 0 to x int from 0 to {x-t} {t^{a-1} over {(a-1)!}} cdot (1 over u - e^-u over u)du dt</annotation>
  </semantics>
</math>
</file>

<file path=Object 29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row>
                    <mi>k</mi>
                    <mo stretchy="false">+</mo>
                    <mi>a</mi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row>
              <munderover>
                <mo stretchy="false">∑</mo>
                <mrow>
                  <mi>u</mi>
                  <mo stretchy="false">=</mo>
                  <mn>1</mn>
                </mrow>
                <mrow>
                  <mi>x</mi>
                  <mo stretchy="false">−</mo>
                  <mi>t</mi>
                </mrow>
              </munderover>
              <mrow>
                <mo fence="true" stretchy="false">(</mo>
                <mrow>
                  <mtable>
                    <mtr>
                      <mtd>
                        <mrow>
                          <mi>t</mi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i>a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stretchy="false">⋅</mo>
          <mfrac>
            <mn>1</mn>
            <mi>u</mi>
          </mfrac>
        </mrow>
      </mrow>
    </mrow>
    <annotation encoding="StarMath 5.0">""sum from k = 1 {(-1)^{k+1} over k} (binom{x}{k+a}) = 
sum from t = 1 to x sum from u = 1 to {x-t} (binom{t-1}{a-1}) cdot {1 over u}</annotation>
  </semantics>
</math>
</file>

<file path=Object 3/content.xml><?xml version="1.0" encoding="utf-8"?>
<math xmlns="http://www.w3.org/1998/Math/MathML" display="block">
  <semantics>
    <mrow>
      <mtext>{</mtext>
      <msup>
        <mi>x</mi>
        <mi>k</mi>
      </msup>
      <mrow>
        <mtext>}</mtext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text>{</mtext>
        </mrow>
      </mrow>
      <mrow>
        <msup>
          <mi>x</mi>
          <mrow>
            <mi>k</mi>
            <mo stretchy="false">+</mo>
            <mi>j</mi>
            <mo stretchy="false">−</mo>
            <mn>1</mn>
          </mrow>
        </msup>
        <mo stretchy="false">⋅</mo>
        <mi>log</mi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text>}</mtext>
    </mrow>
    <annotation encoding="StarMath 5.0">"{"x^k"}" = 
sum from j = 0 to infinity {C_j over {j!}} cdot "{"x^{k+j-1} cdot log (1+x)"}"</annotation>
  </semantics>
</math>
</file>

<file path=Object 30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o stretchy="false">−</mo>
                <mrow>
                  <mo fence="true" stretchy="false">(</mo>
                  <mrow>
                    <mrow>
                      <mi>k</mi>
                      <mo stretchy="false">+</mo>
                      <mi>a</mi>
                    </mrow>
                  </mrow>
                  <mo fence="true" stretchy="false">)</mo>
                </mrow>
              </mrow>
            </msup>
            <mi>P</mi>
            <mrow>
              <mrow>
                <mo fence="true" stretchy="false">(</mo>
                <mrow>
                  <mrow>
                    <mrow>
                      <mi>k</mi>
                      <mo stretchy="false">+</mo>
                      <mi>a</mi>
                    </mrow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</mtext>
            <mrow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frac>
                      <mi>x</mi>
                      <mi>t</mi>
                    </mfrac>
                  </munderover>
                  <mfrac>
                    <mrow>
                      <msup>
                        <mi>log</mi>
                        <mrow>
                          <mi>a</mi>
                          <mo stretchy="false">−</mo>
                          <mn>1</mn>
                        </mrow>
                      </msup>
                      <mi>t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!</mi>
                    </mrow>
                  </mfrac>
                </mrow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</mtable>
    <annotation encoding="StarMath 5.0">""sum from k = 1 {(-1)^{k+1} over k} (-1)^{-(k+a)}P(k+a,-log x) = ""

newline "        "
int from 1 to x int from 1 to {x over t} {{log^{a-1} t}over{(a-1)!}} cdot (1 over {log u} - 1 over {u log u})du dt</annotation>
  </semantics>
</math>
</file>

<file path=Object 31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sub>
        <mi>D</mi>
        <mrow>
          <mi>k</mi>
          <mo stretchy="false">+</mo>
          <mi>a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a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""sum from k = 1 {(-1)^{k+1} over k} D_{k+a}'(x) = 
sum from t = 2 to x sum from u = 2 to lfloor{x over t}rfloor d_a'(t) cdot %kappa( u )</annotation>
  </semantics>
</math>
</file>

<file path=Object 32/content.xml><?xml version="1.0" encoding="utf-8"?>
<math xmlns="http://www.w3.org/1998/Math/MathML" display="block">
  <semantics>
    <mrow>
      <msup>
        <mi>log</mi>
        <mi>a</mi>
      </msup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row>
        <msup>
          <mi>x</mi>
          <mi>k</mi>
        </msup>
        <mo stretchy="false">⋅</mo>
        <msup>
          <mi>log</mi>
          <mrow>
            <mi>a</mi>
            <mo stretchy="false">−</mo>
            <mn>1</mn>
          </mrow>
        </msup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log^a (1+x) = sum from k = 1 {(-1)^{k+1} over k} x^k cdot log^{a-1} (1+x)
</annotation>
  </semantics>
</math>
</file>

<file path=Object 3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frac>
            <mi>x</mi>
            <mrow>
              <mn>1</mn>
              <mo stretchy="false">+</mo>
              <mi>x</mi>
            </mrow>
          </mfrac>
          <mo stretchy="false">+</mo>
          <mrow>
            <mrow>
              <munder>
                <mo stretchy="false">∑</mo>
                <mrow>
                  <mi>k</mi>
                  <mo stretchy="false">=</mo>
                  <mn>2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i>k</mi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⋅</mo>
            <mfrac>
              <msup>
                <mi>x</mi>
                <mi>k</mi>
              </msup>
              <mrow>
                <mn>1</mn>
                <mo stretchy="false">+</mo>
                <mi>x</mi>
              </mrow>
            </mfrac>
          </mrow>
        </mrow>
      </mrow>
    </mrow>
    <annotation encoding="StarMath 5.0">log (1+x) = x over {1+x}+sum from k = 2 {(-1)^k over {k(k-1)}} cdot {x^k over { 1+x }}</annotation>
  </semantics>
</math>
</file>

<file path=Object 34/content.xml><?xml version="1.0" encoding="utf-8"?>
<math xmlns="http://www.w3.org/1998/Math/MathML" display="block">
  <semantics>
    <mrow>
      <msup>
        <mi>log</mi>
        <mi>a</mi>
      </msup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i>x</mi>
              <mo stretchy="false">⋅</mo>
              <msup>
                <mi>log</mi>
                <mrow>
                  <mi>k</mi>
                  <mo stretchy="false">+</mo>
                  <mi>a</mi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</mrow>
      </mrow>
    </mrow>
    <annotation encoding="StarMath 5.0">log^a(1+x) =  sum from k = 0 {{B_k over{k!}} x cdot log^{ k+a-1}(1+x)}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sup>
            <mo stretchy="false">∂</mo>
            <mi>a</mi>
          </msup>
          <mrow>
            <mo stretchy="false">∂</mo>
            <msup>
              <mi>z</mi>
              <mi>a</mi>
            </msup>
          </mrow>
        </mfrac>
      </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frac>
                  <msup>
                    <mo stretchy="false">∂</mo>
                    <mrow>
                      <mi>k</mi>
                      <mo stretchy="false">+</mo>
                      <mi>a</mi>
                      <mo stretchy="false">−</mo>
                      <mn>1</mn>
                    </mrow>
                  </msup>
                  <mrow>
                    <mo stretchy="false">∂</mo>
                    <msup>
                      <mi>z</mi>
                      <mrow>
                        <mi>k</mi>
                        <mo stretchy="false">+</mo>
                        <mi>a</mi>
                        <mo stretchy="false">−</mo>
                        <mn>1</mn>
                      </mrow>
                    </msup>
                  </mrow>
                </mfrac>
              </mrow>
            </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</mrow>
    </mrow>
    <annotation encoding="StarMath 5.0">lim from {z rightarrow 0}{partial^{a} over {partial z^{a}}}%zeta(s)^{z} =  sum from k = 0 {{B_k over{k!}} (%zeta(s)-1) cdot lim from {z rightarrow 0} {partial^{k+a-1} over {partial z^{k+a-1}}}%zeta(s)^{z}}</annotation>
  </semantics>
</math>
</file>

<file path=Object 36/content.xml><?xml version="1.0" encoding="utf-8"?>
<math xmlns="http://www.w3.org/1998/Math/MathML">
  <semantics>
    <mrow>
      <mtext/>
      <mrow>
        <msup>
          <mrow>
            <mo stretchy="false">(</mo>
            <mrow>
              <mi>log</mi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  <mo stretchy="false">)</mo>
          </mrow>
          <mrow>
            <mi>a</mi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i>k</mi>
        </mrow>
      </msup>
      <msup>
        <mrow>
          <mo stretchy="false">(</mo>
          <mrow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  <mo stretchy="false">)</mo>
        </mrow>
        <mrow>
          <mrow>
            <mi>a</mi>
            <mo stretchy="false">−</mo>
            <mn>1</mn>
          </mrow>
        </mrow>
      </msup>
    </mrow>
    <annotation encoding="StarMath 5.0">""(log %zeta(s))^{a} = sum from k = 1 {(-1)^{k+1} over k}(%zeta(s)-1)^{k} (log %zeta(s))^{a-1} 
</annotation>
  </semantics>
</math>
</file>

<file path=Object 37/content.xml><?xml version="1.0" encoding="utf-8"?>
<math xmlns="http://www.w3.org/1998/Math/MathML">
  <semantics>
    <mrow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row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row>
                <mi>z</mi>
              </mrow>
            </msup>
          </mrow>
        </mrow>
      </mrow>
    </mrow>
    <annotation encoding="StarMath 5.0">log %zeta(s) =  sum from k = 0 {{B_k over{k!}} (%zeta(s)-1) cdot lim from {z rightarrow 0} {partial^k over {partial z^k}} %zeta(s)^{z}}</annotation>
  </semantics>
</math>
</file>

<file path=Object 3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up>
            <mi>x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row>
    </mrow>
    <annotation encoding="StarMath 5.0">log (1+x) = sum from k = 1 {(-1)^{k+1}} cdot H_k cdot x^k cdot ( 1+x )</annotation>
  </semantics>
</math>
</file>

<file path=Object 3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up>
            <mi>x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row>
    </mrow>
    <annotation encoding="StarMath 5.0">log (1+x) = sum from k = 1 {(-1)^{k+1}} cdot H_k cdot x^k cdot ( 1+x )</annotation>
  </semantics>
</math>
</file>

<file path=Object 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0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text>{</mtext>
        </mrow>
      </mrow>
      <mrow>
        <msup>
          <mi>x</mi>
          <mi>k</mi>
        </msup>
        <mo stretchy="false">⋅</mo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</mrow>
      <mtext>}</mtext>
    </mrow>
    <annotation encoding="StarMath 5.0">"{"log (1+x)"}" = sum from k = 1 {(-1)^{k+1}} cdot H_k cdot "{"x^k cdot ( 1+x )"}"</annotation>
  </semantics>
</math>
</file>

<file path=Object 4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2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text>{</mtext>
      <msup>
        <mi>t</mi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row>
        <mi>I</mi>
        <mo stretchy="false">+</mo>
        <mi>u</mi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k = 0 to infinity (-1)^{k+1} cdot H_k cdot sum from t = 0 to x sum from u = 1 to {x-t} nabla_t "{"t^{k}"}"^{""+sum""} cdot nabla_u "{"I+u"}"^{""+sum""}</annotation>
  </semantics>
</math>
</file>

<file path=Object 4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text>{</mtext>
      <msup>
        <mi>t</mi>
        <mi>k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row>
        <mi>I</mi>
        <mo stretchy="false">+</mo>
        <mi>u</mi>
      </mrow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k = 0 to infinity (-1)^{k+1} cdot H_k cdot sum from t = 1 to x sum from u = 2 to lfloor{x over t}rfloor nabla_t "{"t^{k}"}"^{""*sum""} cdot nabla_u "{"I+u"}"^{""*sum""}</annotation>
  </semantics>
</math>
</file>

<file path=Object 45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6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o stretchy="false">⋅</mo>
      <msub>
        <mi>H</mi>
        <mi>k</mi>
      </msub>
      <mo stretchy="false">⋅</mo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o stretchy="false">⋅</mo>
      <mi>u</mi>
    </mrow>
    <annotation encoding="StarMath 5.0">sum from k = 0 to infinity (-1)^{k+1} cdot H_k cdot sum from t = 0 to x sum from u = 1 to {x-t} (binom{t-1}{k-1}) cdot u</annotation>
  </semantics>
</math>
</file>

<file path=Object 4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k</mi>
            </msub>
          </mrow>
        </mrow>
      </mrow>
      <mi>'</mi>
      <mrow>
        <mo fence="true" stretchy="false">(</mo>
        <mrow>
          <mi>t</mi>
        </mrow>
        <mo fence="true" stretchy="false">)</mo>
      </mrow>
    </mrow>
    <annotation encoding="StarMath 5.0">sum from k = 0 to infinity (-1)^{k+1} cdot H_k cdot sum from t = 2 to x sum from u = 1 to lfloor{x over t}rfloor d_k'(t)</annotation>
  </semantics>
</math>
</file>

<file path=Object 49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+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u</mi>
          </mrow>
        </mfrac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+</mo>
          <mrow>
            <mo stretchy="false">∫</mo>
            <mtext/>
          </mrow>
        </mrow>
      </msup>
      <mi mathvariant="italic">du</mi>
      <mi mathvariant="italic">dt</mi>
    </mrow>
    <annotation encoding="StarMath 5.0">sum from j = 0 to infinity {C_j over {j!}} cdot int from 0 to x int from 0 to {x-t} {partial over {partial t}} "{"t^{k+j-1}"}"^{""+int""} cdot {partial over {partial u}} "{"log (1+u)"}"^{""+int""} du dt</annotation>
  </semantics>
</math>
</file>

<file path=Object 50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o stretchy="false">⋅</mo>
      <msub>
        <mi>H</mi>
        <mi>k</mi>
      </msub>
      <mo stretchy="false">⋅</mo>
      <mrow>
        <munderover>
          <mo stretchy="false">∑</mo>
          <mrow>
            <mi>t</mi>
            <mo stretchy="false">=</mo>
            <mn>0</mn>
          </mrow>
          <mi>x</mi>
        </munderover>
        <mrow>
          <mo fence="true" stretchy="false">(</mo>
          <mrow>
            <mtable>
              <mtr>
                <mtd>
                  <mrow>
                    <mi>t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  <mo stretchy="false">⋅</mo>
      <mrow>
        <mo fence="true" stretchy="false">(</mo>
        <mrow>
          <mtable>
            <mtr>
              <mtd>
                <mrow>
                  <mi>t</mi>
                  <mo stretchy="false">−</mo>
                  <mi>x</mi>
                </mrow>
              </mtd>
            </mtr>
            <mtr>
              <mtd>
                <mn>2</mn>
              </mtd>
            </mtr>
          </mtable>
        </mrow>
        <mo fence="true" stretchy="false">)</mo>
      </mrow>
    </mrow>
    <annotation encoding="StarMath 5.0">sum from k = 0 to infinity (-1)^{k+1} cdot H_k cdot sum from t = 0 to x (binom{t-1}{k-1}) cdot ( binom{t-x}{2} )</annotation>
  </semantics>
</math>
</file>

<file path=Object 5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o fence="true" stretchy="false">⌊</mo>
            <mrow>
              <mfrac>
                <mi>x</mi>
                <mi>t</mi>
              </mfrac>
            </mrow>
            <mo fence="true" stretchy="false">⌋</mo>
          </mrow>
        </mrow>
        <mo stretchy="false">⋅</mo>
        <msub>
          <mi>d</mi>
          <mi>k</mi>
        </msub>
      </mrow>
      <mi>'</mi>
      <mrow>
        <mo fence="true" stretchy="false">(</mo>
        <mrow>
          <mi>t</mi>
        </mrow>
        <mo fence="true" stretchy="false">)</mo>
      </mrow>
    </mrow>
    <annotation encoding="StarMath 5.0">sum from k = 0 to infinity (-1)^{k+1} cdot H_k cdot sum from t = 2 to x lfloor x over t rfloor cdot d_k'(t)</annotation>
  </semantics>
</math>
</file>

<file path=Object 5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5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text>{</mtext>
        </mrow>
      </mrow>
      <mrow>
        <msup>
          <mi>x</mi>
          <mi>k</mi>
        </msup>
        <mo stretchy="false">+</mo>
        <msup>
          <mi>x</mi>
          <mrow>
            <mi>k</mi>
            <mo stretchy="false">+</mo>
            <mn>1</mn>
          </mrow>
        </msup>
      </mrow>
      <mtext>}</mtext>
    </mrow>
    <annotation encoding="StarMath 5.0">"{"log (1+x)"}" = sum from k = 1 {(-1)^{k+1}} cdot H_k cdot "{"x^k +x^{k+1}"}"</annotation>
  </semantics>
</math>
</file>

<file path=Object 56/content.xml><?xml version="1.0" encoding="utf-8"?>
<math xmlns="http://www.w3.org/1998/Math/MathML" display="block">
  <semantics>
    <mrow>
      <msub>
        <mi>H</mi>
        <mi>x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o fence="true" stretchy="false">(</mo>
          <mrow>
            <mrow>
              <mrow>
                <mo fence="true" stretchy="fals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  <mo stretchy="false">+</mo>
              <mrow>
                <mo fence="true" stretchy="fals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row>
                          <mi>k</mi>
                          <mo stretchy="false">+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fence="true" stretchy="false">)</mo>
        </mrow>
      </mrow>
    </mrow>
    <annotation encoding="StarMath 5.0">H_x = sum from k = 0 to infinity (-1)^{k+1} cdot H_k cdot ((binom{x}{k})+(binom{x}{k+1}))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row>
            <mo fence="true" stretchy="false">(</mo>
            <mrow>
              <mrow>
                <msub>
                  <mi>D</mi>
                  <mi>k</mi>
                </msub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b>
                    <mi>D</mi>
                    <mrow>
                      <mi>k</mi>
                      <mo stretchy="false">+</mo>
                      <mn>1</mn>
                    </mrow>
                  </msub>
                </mrow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PI(x) = sum from k = 0 to infinity (-1)^{k+1} cdot H_k cdot (D_{k}'(x)+D_{k+1}'(x))</annotation>
  </semantics>
</math>
</file>

<file path=Object 5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i>x</mi>
        <mi>k</mi>
      </msup>
    </mrow>
    <annotation encoding="StarMath 5.0">(1+x)^z = sum from k = 0 ( binom{z}{k} )x^k</annotation>
  </semantics>
</math>
</file>

<file path=Object 5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i>x</mi>
          <mi>k</mi>
        </msup>
      </mrow>
    </mrow>
    <annotation encoding="StarMath 5.0">(1-x)^z = sum from k = 0 (-1)^k cdot ( binom{z}{k} ) cdot x^k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infinity {C_j over {j!}} cdot sum from t = 1 to x sum from u = 1 to {x-t} nabla_t "{"t^{k+j-1}"}"^{""+sum""} cdot nabla_u "{"log (1+u)"}"^{""+sum""}</annotation>
  </semantics>
</math>
</file>

<file path=Object 6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=</mo>
        <mrow>
          <mo stretchy="false">−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i>x</mi>
                <mi>k</mi>
              </msup>
              <mi>k</mi>
            </mfrac>
          </mrow>
        </mrow>
      </mrow>
    </mrow>
    <annotation encoding="StarMath 5.0">log (1-x) = -sum from k = 1 {x^k over k}</annotation>
  </semantics>
</math>
</file>

<file path=Object 61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−</mo>
              <mi>x</mi>
            </mrow>
          </mrow>
          <mo fence="true" stretchy="false">)</mo>
        </mrow>
        <mi>z</mi>
      </msup>
      <mrow>
        <mtext>}</mtext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  <mo stretchy="false">⋅</mo>
          <mtext>{</mtext>
        </mrow>
      </mrow>
      <msup>
        <mi>x</mi>
        <mi>k</mi>
      </msup>
      <mtext>}</mtext>
    </mrow>
    <annotation encoding="StarMath 5.0">"{"(I-x)^z"}"   = sum from k = 0 (-1)^k cdot (binom{z}{k}) cdot "{"x^k"}"</annotation>
  </semantics>
</math>
</file>

<file path=Object 62/content.xml><?xml version="1.0" encoding="utf-8"?>
<math xmlns="http://www.w3.org/1998/Math/MathML" display="block">
  <semantics>
    <mrow>
      <mfrac>
        <mrow>
          <mn>1</mn>
          <mo stretchy="false">−</mo>
          <msup>
            <mi>x</mi>
            <mi>k</mi>
          </msup>
        </mrow>
        <mrow>
          <mn>1</mn>
          <mo stretchy="false">−</mo>
          <mi>x</mi>
        </mrow>
      </mfrac>
      <mo stretchy="false">=</mo>
      <mrow>
        <mn>1</mn>
        <mo stretchy="false">+</mo>
        <mi>x</mi>
        <mo stretchy="false">+</mo>
        <msup>
          <mi>x</mi>
          <mn>2</mn>
        </msup>
        <mo stretchy="false">+</mo>
        <mn>...</mn>
        <mo stretchy="false">+</mo>
        <msup>
          <mi>x</mi>
          <mi>k</mi>
        </msup>
      </mrow>
    </mrow>
    <annotation encoding="StarMath 5.0">{1-x^k} over { 1-x } = 1+x+x^2+...+x^k</annotation>
  </semantics>
</math>
</file>

<file path=Object 63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i>a</mi>
                <mo stretchy="false">+</mo>
                <mi>b</mi>
              </mrow>
              <mi>x</mi>
            </mrow>
          </mrow>
          <mo fence="true" stretchy="false">)</mo>
        </mrow>
        <mi>z</mi>
      </msup>
      <mo stretchy="false">=</mo>
      <mrow>
        <msup>
          <mi>b</mi>
          <mi>z</mi>
        </msup>
        <mo stretchy="false">⋅</mo>
        <msup>
          <mrow>
            <mo fence="true" stretchy="false">(</mo>
            <mrow>
              <mrow>
                <mfrac>
                  <mi>a</mi>
                  <mi>b</mi>
                </mfrac>
                <mo stretchy="false">+</mo>
                <mi>x</mi>
              </mrow>
            </mrow>
            <mo fence="true" stretchy="false">)</mo>
          </mrow>
          <mi>z</mi>
        </msup>
      </mrow>
      <mo stretchy="false">=</mo>
      <mrow>
        <msup>
          <mi>a</mi>
          <mi>z</mi>
        </msup>
        <mo stretchy="false">⋅</mo>
        <msup>
          <mrow>
            <mo fence="true" stretchy="false">(</mo>
            <mrow>
              <mrow>
                <mrow>
                  <mn>1</mn>
                  <mo stretchy="false">+</mo>
                  <mfrac>
                    <mi>b</mi>
                    <mi>a</mi>
                  </mfrac>
                </mrow>
                <mi>x</mi>
              </mrow>
            </mrow>
            <mo fence="true" stretchy="false">)</mo>
          </mrow>
          <mi>z</mi>
        </msup>
      </mrow>
    </mrow>
    <annotation encoding="StarMath 5.0">(a+b x)^z = b^z cdot (a over b+x)^z = a^z cdot (1+b over a x)^z</annotation>
  </semantics>
</math>
</file>

<file path=Object 6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sum from j = 0 to n (binom{z}{j}) =sum from {k = 0} to {n over 2} { (z+1)^(n-2k) over {(n-2k)!} cdot {(-z)^(k) over {k!}}}</annotation>
  </semantics>
</math>
</file>

<file path=Object 6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6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i>x</mi>
          <mi>k</mi>
        </msup>
      </mrow>
    </mrow>
    <annotation encoding="StarMath 5.0">(1-x)^z = sum from k = 0 (-1)^k cdot ( binom{z}{k} ) cdot x^k</annotation>
  </semantics>
</math>
</file>

<file path=Object 6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k</mi>
        </msup>
      </mrow>
    </mrow>
    <annotation encoding="StarMath 5.0">(1-x)^z = sum from k = 0 (-1)^k cdot ( binom{z}{k} ) cdot 2^{z-k} cdot (1+x)^k</annotation>
  </semantics>
</math>
</file>

<file path=Object 6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k</mi>
        </msup>
      </mrow>
    </mrow>
    <annotation encoding="StarMath 5.0">(1+x)^z = sum from k = 0 (-1)^k cdot ( binom{z}{k} ) cdot 2^{z-k} cdot (1-x)^k</annotation>
  </semantics>
</math>
</file>

<file path=Object 6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k</mi>
        </msup>
      </mrow>
    </mrow>
    <annotation encoding="StarMath 5.0">log(1+x) = lim from {z rightarrow 0}{}{{partial}over{partial z}}sum from k = 0 (-1)^k cdot ( binom{z}{k} ) cdot 2^{z-k} cdot (1-x)^k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∗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u</mi>
          </mrow>
        </mfrac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∗</mo>
          <mrow>
            <mo stretchy="false">∫</mo>
            <mtext/>
          </mrow>
        </mrow>
      </msup>
      <mi mathvariant="italic">du</mi>
      <mi mathvariant="italic">dt</mi>
    </mrow>
    <annotation encoding="StarMath 5.0">sum from j = 0 to infinity {C_j over {j!}} cdot int from 1 to x int from 1 to {x over t} {partial over {partial t}} "{"t^{k+j-1}"}"^{""*int""} cdot {partial over {partial u}} "{"log (1+u)"}"^{""*int""} du dt</annotation>
  </semantics>
</math>
</file>

<file path=Object 7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i>k</mi>
          </msup>
        </mrow>
      </mrow>
    </mrow>
    <annotation encoding="StarMath 5.0">log(1+x) = log 2 - sum from k = 1 {1 over {2^k cdot k}} cdot (1-x)^k</annotation>
  </semantics>
</math>
</file>

<file path=Object 71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text>{</mtext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k</mi>
      </msup>
      <mtext>}</mtext>
    </mrow>
    <annotation encoding="StarMath 5.0">"{"log(1+x)"}" = log 2 - sum from k = 1 {1 over {2^k cdot k}} cdot "{"(1-x)^k"}"</annotation>
  </semantics>
</math>
</file>

<file path=Object 7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text>{</mtext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k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%PI(x) = log 2 - sum from k = 1 {1 over {2^k cdot k}} cdot "{"(1-x)^k"}"^{ ""*sum"" }</annotation>
  </semantics>
</math>
</file>

<file path=Object 7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text>{</mtext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k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%PI(x) = lim from {z rightarrow 0}{}{{partial}over{partial z}}sum from k = 0 (-1)^k cdot ( binom{z}{k} ) cdot 2^{z-k} cdot "{"(1-x)^k"}"^{ ""*sum"" }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b</mi>
                </mrow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b</mi>
          <mi>k</mi>
        </msup>
        <mo stretchy="false">⋅</mo>
        <msup>
          <mi>x</mi>
          <mi>k</mi>
        </msup>
      </mrow>
    </mrow>
    <annotation encoding="StarMath 5.0">(1+b x)^z = sum from k = 0 ( binom{z}{k} ) b^k cdot x^k</annotation>
  </semantics>
</math>
</file>

<file path=Object 7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x</mi>
          <mi>k</mi>
        </msup>
      </mrow>
    </mrow>
    <annotation encoding="StarMath 5.0">(a+x)^z = sum from k = 0 ( binom{z}{k} )a^{z-k} cdot x^k</annotation>
  </semantics>
</math>
</file>

<file path=Object 7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b</mi>
          <mi>k</mi>
        </msup>
        <mo stretchy="false">⋅</mo>
        <msup>
          <mi>x</mi>
          <mi>k</mi>
        </msup>
      </mrow>
    </mrow>
    <annotation encoding="StarMath 5.0">(a+b x)^z = sum from k = 0 ( binom{z}{k} )a^{z-k} cdot b^k cdot x^k</annotation>
  </semantics>
</math>
</file>

<file path=Object 77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row>
                <mi>a</mi>
                <mo stretchy="false">+</mo>
                <mi>b</mi>
              </mrow>
              <mi>x</mi>
            </mrow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b</mi>
          <mi>k</mi>
        </msup>
        <mo stretchy="false">⋅</mo>
        <mtext>{</mtext>
      </mrow>
      <msup>
        <mi>x</mi>
        <mi>k</mi>
      </msup>
      <mtext>}</mtext>
    </mrow>
    <annotation encoding="StarMath 5.0">"{"(a+b x)^z"}" = sum from k = 0 ( binom{z}{k} )a^{z-k} cdot b^k cdot "{"x^k"}"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i>z</mi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(binom{z}{n}) =sum from {k = 0} to {n over 2} { z^(n-2k) over {(n-2k)!} cdot {(-z)^(k) over {k!}}}</annotation>
  </semantics>
</math>
</file>

<file path=Object 79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a</mi>
            <mrow>
              <mi>I</mi>
              <mo stretchy="false">+</mo>
              <mi>a</mi>
            </mrow>
            <mi>x</mi>
          </mrow>
        </mrow>
        <mo fence="true" stretchy="false">)</mo>
      </mrow>
      <mrow>
        <mtext>}</mtext>
        <mo stretchy="false">=</mo>
        <mi>log</mi>
      </mrow>
      <mrow>
        <mi>a</mi>
        <mo stretchy="false">+</mo>
        <mtext>{ </mtext>
      </mrow>
      <mi>log</mi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text>}</mtext>
    </mrow>
    <annotation encoding="StarMath 5.0">"{"log(a I+a x)"}" = log a + "{ "log (I+x)"}"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j = 0 to infinity {C_j over {j!}} cdot sum from t = 2 to x sum from u = 2 to lfloor {x over t}rfloor nabla_t "{"t^{k+j-1}"}"^{""*sum""} cdot nabla_u "{"log (1+u)"}"^{""*sum""}</annotation>
  </semantics>
</math>
</file>

<file path=Object 8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underover>
            <mo stretchy="false">∑</mo>
            <mrow>
              <mi>j</mi>
              <mo stretchy="false">=</mo>
              <mn>0</mn>
            </mrow>
            <mrow>
              <mrow>
                <mi>n</mi>
                <mo stretchy="false">−</mo>
                <mn>2</mn>
              </mrow>
              <mi>k</mi>
            </mrow>
          </munderover>
          <mrow>
            <mfrac>
              <msup>
                <mi>z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row>
                <mi>j</mi>
                <mi>!</mi>
              </mrow>
            </mfrac>
            <mo stretchy="false">⋅</mo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sum from j = 0 to n (binom{z}{j}) =sum from {k = 0} to {n over 2} sum from j = 0 to {n-2k} { z^(j) over {j!} cdot {(-z)^(k) over {k!}}}</annotation>
  </semantics>
</math>
</file>

<file path=Object 8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row>
          <munder>
            <mo stretchy="false">∑</mo>
            <mrow>
              <mrow>
                <mi>j</mi>
                <mo stretchy="false">+</mo>
                <mn>2</mn>
              </mrow>
              <mrow>
                <mi>k</mi>
                <mo stretchy="false">≤</mo>
                <mi>n</mi>
              </mrow>
            </mrow>
          </munder>
          <msub>
            <mo stretchy="false">∇</mo>
            <mi>j</mi>
          </msub>
        </mrow>
      </mrow>
      <mtext>{</mtext>
      <msup>
        <mrow>
          <mo fence="true" stretchy="false">(</mo>
          <mrow>
            <mrow>
              <mi>I</mi>
              <mo stretchy="false">+</mo>
              <mi>j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row>
          <mo stretchy="false">−</mo>
          <mi>z</mi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n (binom{z}{j}) =sum from {j+2k &lt;= n} nabla_j "{"(I+j)^z"}"^{""+sum""} cdot nabla_k"{"(I+k)^-z"}"^{""+sum""}</annotation>
  </semantics>
</math>
</file>

<file path=Object 82/content.xml><?xml version="1.0" encoding="utf-8"?>
<math xmlns="http://www.w3.org/1998/Math/MathML" display="block">
  <semantics>
    <mrow>
      <mtext>{</mtext>
      <mrow>
        <mrow>
          <mo fence="true" stretchy="false">(</mo>
          <mrow>
            <mrow>
              <mi>I</mi>
              <mo stretchy="false">+</mo>
              <mi>x</mi>
            </mrow>
          </mrow>
          <mo fence="true" stretchy="false">)</mo>
        </mrow>
        <mo stretchy="false">⋅</mo>
        <mrow>
          <mo fence="true" stretchy="false">(</mo>
          <mrow>
            <mrow>
              <mi>I</mi>
              <mo stretchy="false">+</mo>
              <mi>y</mi>
            </mrow>
          </mrow>
          <mo fence="true" stretchy="false">)</mo>
        </mrow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frac>
                  <msub>
                    <mi>t</mi>
                    <mn>1</mn>
                  </msub>
                  <mi>x</mi>
                </mfrac>
                <mo stretchy="false">+</mo>
                <mfrac>
                  <msub>
                    <mi>t</mi>
                    <mn>2</mn>
                  </msub>
                  <mi>y</mi>
                </mfrac>
              </mrow>
              <mo stretchy="false">≤</mo>
              <mn>1</mn>
            </mrow>
          </munder>
          <mn>1</mn>
        </mrow>
      </mrow>
    </mrow>
    <annotation encoding="StarMath 5.0">"{"(I+x) cdot (I+y)"}"^{""+sum""} = sum from {t_1 over x + t_2 over y &lt;= 1} 1</annotation>
  </semantics>
</math>
</file>

<file path=Object 83/content.xml><?xml version="1.0" encoding="utf-8"?>
<math xmlns="http://www.w3.org/1998/Math/MathML" display="block">
  <semantics>
    <mrow>
      <mtext>{</mtext>
      <mrow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o stretchy="false">⋅</mo>
        <mrow>
          <mo fence="true" stretchy="false">(</mo>
          <mrow>
            <mrow>
              <mi>I</mi>
              <mo stretchy="false">+</mo>
              <mfrac>
                <mi>n</mi>
                <mn>2</mn>
              </mfrac>
            </mrow>
          </mrow>
          <mo fence="true" stretchy="false">)</mo>
        </mrow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row>
                  <mn>2</mn>
                  <mi>k</mi>
                </mrow>
              </mrow>
              <mo stretchy="false">≤</mo>
              <mi>n</mi>
            </mrow>
          </munder>
          <mn>1</mn>
        </mrow>
      </mrow>
    </mrow>
    <annotation encoding="StarMath 5.0">"{"(I+n) cdot (I+{n over 2})"}"^{""+sum""} = sum from {j + {2 k} &lt;= n} 1</annotation>
  </semantics>
</math>
</file>

<file path=Object 84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text>{</mtext>
      </mrow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x (binom{z}{j}) ="{"({I+x}over{I+{x over 2}})^z"}"^{ ""+sum"" }</annotation>
  </semantics>
</math>
</file>

<file path=Object 85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x</mi>
                </mtd>
              </mtr>
            </mtable>
          </mrow>
          <mo fence="true" stretchy="false">)</mo>
        </mrow>
        <mo stretchy="false">=</mo>
        <mrow>
          <msub>
            <mo stretchy="false">∇</mo>
            <mi>x</mi>
          </msub>
          <mo stretchy="false">⋅</mo>
          <mtext>{</mtext>
        </mrow>
      </mrow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(binom{z}{x}) =nabla_x cdot "{"({I+x}over{I+{x over 2}})^z"}"^{ ""+sum"" }</annotation>
  </semantics>
</math>
</file>

<file path=Object 86/content.xml><?xml version="1.0" encoding="utf-8"?>
<math xmlns="http://www.w3.org/1998/Math/MathML" display="block">
  <semantics>
    <mrow>
      <mtext>{</mtext>
      <mi>log</mi>
      <mrow>
        <mo fence="true" stretchy="false">(</mo>
        <mrow>
          <mfrac>
            <mrow>
              <mi>I</mi>
              <mo stretchy="false">+</mo>
              <mi>x</mi>
            </mrow>
            <mrow>
              <mi>I</mi>
              <mo stretchy="false">+</mo>
              <mfrac>
                <mi>x</mi>
                <mn>2</mn>
              </mfrac>
            </mrow>
          </mfrac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text>{</mtext>
      </mrow>
      <mi>log</mi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−</mo>
        <mtext>{</mtext>
      </mrow>
      <mi>log</mi>
      <mrow>
        <mo fence="true" stretchy="false">(</mo>
        <mrow>
          <mrow>
            <mi>I</mi>
            <mo stretchy="false">+</mo>
            <mfrac>
              <mi>x</mi>
              <mn>2</mn>
            </mfrac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{I+x}over{I+{x over 2}})"}"^{ ""+sum"" } = "{"log (I+x)"}"^{ ""+sum"" }-"{"log(I+{x over 2})"}"^{ ""+sum"" }</annotation>
  </semantics>
</math>
</file>

<file path=Object 87/content.xml><?xml version="1.0" encoding="utf-8"?>
<math xmlns="http://www.w3.org/1998/Math/MathML" display="block">
  <semantics>
    <mrow>
      <mtext>{</mtext>
      <mi>log</mi>
      <mrow>
        <mo fence="true" stretchy="false">(</mo>
        <mrow>
          <mfrac>
            <mrow>
              <mi>I</mi>
              <mo stretchy="false">+</mo>
              <mi>x</mi>
            </mrow>
            <mrow>
              <mi>I</mi>
              <mo stretchy="false">+</mo>
              <mfrac>
                <mi>x</mi>
                <mn>2</mn>
              </mfrac>
            </mrow>
          </mfrac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b>
            <mi>H</mi>
            <mi>x</mi>
          </msub>
          <mo stretchy="false">−</mo>
          <msub>
            <mi>H</mi>
            <mrow>
              <mo fence="true" stretchy="false">⌊</mo>
              <mrow>
                <mfrac>
                  <mi>x</mi>
                  <mn>2</mn>
                </mfrac>
              </mrow>
              <mo fence="true" stretchy="false">⌋</mo>
            </mrow>
          </msub>
        </mrow>
      </mrow>
    </mrow>
    <annotation encoding="StarMath 5.0">"{"log ({I+x}over{I+{x over 2}})"}"^{ ""+sum"" } = H_x - H_{ lfloor x over 2 rfloor }</annotation>
  </semantics>
</math>
</file>

<file path=Object 8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i mathvariant="normal">λ</mi>
      </mrow>
      <mrow>
        <msup>
          <mrow>
            <mo fence="true" stretchy="false">(</mo>
            <mrow>
              <mi>j</mi>
            </mrow>
            <mo fence="true" stretchy="false">)</mo>
          </mrow>
          <mrow>
            <mtext>{</mtext>
            <mi>z</mi>
            <mtext>}</mtext>
          </mrow>
        </msup>
        <mo stretchy="false">=</mo>
        <mrow>
          <munder>
            <mo stretchy="false">∑</mo>
            <mrow>
              <mrow>
                <mi>j</mi>
                <mo stretchy="false">+</mo>
                <msup>
                  <mi>k</mi>
                  <mn>2</mn>
                </msup>
              </mrow>
              <mo stretchy="false">≤</mo>
              <mi>n</mi>
            </mrow>
          </munder>
          <msub>
            <mo stretchy="false">∇</mo>
            <mi>j</mi>
          </msub>
        </mrow>
      </mrow>
      <mtext>{</mtext>
      <msup>
        <mrow>
          <mo fence="true" stretchy="false">(</mo>
          <mrow>
            <mrow>
              <mi>I</mi>
              <mo stretchy="false">+</mo>
              <mi>j</mi>
            </mrow>
          </mrow>
          <mo fence="true" stretchy="false">)</mo>
        </mrow>
        <mrow>
          <mo stretchy="false">−</mo>
          <mi>z</mi>
        </mrow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i>z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j = 0 to n %lambda(j)^{"{"z"}"} =sum from {j+k^2 &lt;= n} nabla_j "{"(I+j)^-z"}"^{""*sum""} cdot nabla_k"{"(I+k)^z"}"^{""*sum""}</annotation>
  </semantics>
</math>
</file>

<file path=Object 89/content.xml><?xml version="1.0" encoding="utf-8"?>
<math xmlns="http://www.w3.org/1998/Math/MathML" display="block">
  <semantics>
    <mrow>
      <mtext>{</mtext>
      <mi>log</mi>
      <mrow>
        <mo fence="true" stretchy="false">(</mo>
        <mrow>
          <mfrac>
            <mrow>
              <mi>I</mi>
              <mo stretchy="false">+</mo>
              <msup>
                <mi>x</mi>
                <mfrac>
                  <mn>1</mn>
                  <mn>2</mn>
                </mfrac>
              </msup>
            </mrow>
            <mrow>
              <mi>I</mi>
              <mo stretchy="false">+</mo>
              <mi>x</mi>
            </mrow>
          </mfrac>
        </mrow>
        <mo fence="true" stretchy="false">)</mo>
      </mrow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text>{</mtext>
      </mrow>
      <mi>log</mi>
      <mrow>
        <mo fence="true" stretchy="false">(</mo>
        <mrow>
          <mrow>
            <mi>I</mi>
            <mo stretchy="false">+</mo>
            <msup>
              <mi>x</mi>
              <mfrac>
                <mn>1</mn>
                <mn>2</mn>
              </mfrac>
            </msup>
          </mrow>
        </mrow>
        <mo fence="true" stretchy="false">)</mo>
      </mrow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−</mo>
        <mtext>{</mtext>
      </mrow>
      <mi>log</mi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"{"log ({I+x^{1 over 2}}over{I+x})"}"^{ ""*sum"" } = "{"log (I+x^{1 over 2})"}"^{ ""*sum"" }-"{"log(I+x)"}"^{ ""*sum"" }</annotation>
  </semantics>
</math>
</file>

<file path=Object 9/content.xml><?xml version="1.0" encoding="utf-8"?>
<math xmlns="http://www.w3.org/1998/Math/MathML" display="block">
  <semantics>
    <mrow>
      <msub>
        <mi>C</mi>
        <mi>j</mi>
      </msub>
      <mo stretchy="false">=</mo>
      <mrow>
        <mo fence="true" stretchy="false">(</mo>
        <mrow>
          <mrow>
            <munder>
              <mi>lim</mi>
              <mrow>
                <mi>t</mi>
                <mo stretchy="false">→</mo>
                <mn>0</mn>
              </mrow>
            </munder>
            <mrow>
              <mfrac>
                <msup>
                  <mo stretchy="false">∂</mo>
                  <mi>j</mi>
                </msup>
                <mrow>
                  <mo stretchy="false">∂</mo>
                  <msup>
                    <mi>t</mi>
                    <mi>j</mi>
                  </msup>
                </mrow>
              </mfrac>
              <mfrac>
                <mi>t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t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</mrow>
    <annotation encoding="StarMath 5.0">C_j=(lim from {t rightarrow 0}{partial^j over {partial t^j}t over {log (1+t)}})</annotation>
  </semantics>
</math>
</file>

<file path=Object 90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i>I</mi>
                      <mo stretchy="false">+</mo>
                      <mfrac>
                        <mi>x</mi>
                        <mi>k</mi>
                      </mfrac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text>}</mtext>
    </mrow>
    <annotation encoding="StarMath 5.0">"{"(prod from k = 1 (I+x  over k)^{{{%mu(k)} over k}})^z"}"</annotation>
  </semantics>
</math>
</file>

<file path=Object 91/content.xml><?xml version="1.0" encoding="utf-8"?>
<math xmlns="http://www.w3.org/1998/Math/MathML" display="block">
  <semantics>
    <mrow>
      <mtext>{</mtext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i>I</mi>
                <mo stretchy="false">+</mo>
                <mfrac>
                  <mi>x</mi>
                  <mi>k</mi>
                </mfrac>
              </mrow>
            </mrow>
            <mo fence="true" stretchy="false">)</mo>
          </mrow>
          <mi>z</mi>
        </msup>
      </mrow>
      <mtext>}</mtext>
    </mrow>
    <annotation encoding="StarMath 5.0">"{"prod from k = 1 (I+x over k)^z"}"</annotation>
  </semantics>
</math>
</file>

<file path=Object 92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3</mn>
            </mrow>
            <mrow>
              <mrow>
                <mi>c</mi>
                <mo stretchy="false">+</mo>
                <mn>...</mn>
              </mrow>
              <mo stretchy="false">≤</mo>
              <mi>x</mi>
            </mrow>
          </mrow>
        </munder>
        <msub>
          <mo stretchy="false">∇</mo>
          <mi>a</mi>
        </msub>
      </mrow>
      <mtext>{</mtext>
      <msup>
        <mrow>
          <mo fence="true" stretchy="false">(</mo>
          <mrow>
            <mrow>
              <mi>I</mi>
              <mo stretchy="false">+</mo>
              <mi>a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b</mi>
        </msub>
      </mrow>
      <mtext>{</mtext>
      <msup>
        <mrow>
          <mo fence="true" stretchy="false">(</mo>
          <mrow>
            <mrow>
              <mi>I</mi>
              <mo stretchy="false">+</mo>
              <mi>b</mi>
            </mrow>
          </mrow>
          <mo fence="true" stretchy="false">)</mo>
        </mrow>
        <mrow>
          <mo stretchy="false">−</mo>
          <mfrac>
            <mi>z</mi>
            <mn>2</mn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c</mi>
        </msub>
      </mrow>
      <mtext>{</mtext>
      <msup>
        <mrow>
          <mo fence="true" stretchy="false">(</mo>
          <mrow>
            <mrow>
              <mi>I</mi>
              <mo stretchy="false">+</mo>
              <mi>c</mi>
            </mrow>
          </mrow>
          <mo fence="true" stretchy="false">)</mo>
        </mrow>
        <mrow>
          <mo stretchy="false">−</mo>
          <mfrac>
            <mi>z</mi>
            <mi>c</mi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n>..</mn>
      </mrow>
      <mi>.</mi>
    </mrow>
    <annotation encoding="StarMath 5.0">sum from {a + 2 b + 3 c + ... &lt;= x} nabla_a "{"(I+a)^{z}"}"^{""+sum""} cdot nabla_b"{"(I+b)^{-{z over 2}}"}"^{""+sum""}cdot nabla_c"{"(I+c)^{-{z over c}}"}"^{""+sum""} cdot ...</annotation>
  </semantics>
</math>
</file>

<file path=Object 93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3</mn>
            </mrow>
            <mrow>
              <mrow>
                <mi>c</mi>
                <mo stretchy="false">+</mo>
                <mn>...</mn>
              </mrow>
              <mo stretchy="false">≤</mo>
              <mi>x</mi>
            </mrow>
          </mrow>
        </munder>
        <msub>
          <mo stretchy="false">∇</mo>
          <mi>a</mi>
        </msub>
      </mrow>
      <mtext>{</mtext>
      <msup>
        <mrow>
          <mo fence="true" stretchy="false">(</mo>
          <mrow>
            <mrow>
              <mi>I</mi>
              <mo stretchy="false">+</mo>
              <mi>a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b</mi>
        </msub>
      </mrow>
      <mtext>{</mtext>
      <msup>
        <mrow>
          <mo fence="true" stretchy="false">(</mo>
          <mrow>
            <mrow>
              <mi>I</mi>
              <mo stretchy="false">+</mo>
              <mi>b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c</mi>
        </msub>
      </mrow>
      <mtext>{</mtext>
      <msup>
        <mrow>
          <mo fence="true" stretchy="false">(</mo>
          <mrow>
            <mrow>
              <mi>I</mi>
              <mo stretchy="false">+</mo>
              <mi>c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n>..</mn>
      </mrow>
      <mi>.</mi>
    </mrow>
    <annotation encoding="StarMath 5.0">sum from {a + 2 b + 3 c + ... &lt;= x} nabla_a "{"(I+a)^{z}"}"^{""+sum""} cdot nabla_b"{"(I+b)^{z}"}"^{""+sum""}cdot nabla_c"{"(I+c)^{z}"}"^{""+sum""} cdot ...</annotation>
  </semantics>
</math>
</file>

<file path=Object 9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text>{</mtext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i>k</mi>
                </mfrac>
              </mrow>
            </mfrac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sup>
          <mi>k</mi>
          <mi>z</mi>
        </msup>
      </mrow>
    </mrow>
    <annotation encoding="StarMath 5.0">lim from {x rightarrow infinity}{}"{"({I+x}over{I+x over k})^z"}"^{ ""*sum"" } = k^z</annotation>
  </semantics>
</math>
</file>

<file path=Object 9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text>{</mtext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i>k</mi>
                </mfrac>
              </mrow>
            </mfrac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sup>
          <mi>k</mi>
          <mi>z</mi>
        </msup>
      </mrow>
    </mrow>
    <annotation encoding="StarMath 5.0">lim from {x rightarrow infinity}{}"{"({I+x}over{I+x over k})^z"}"^{ ""*sum"" } = k^z</annotation>
  </semantics>
</math>
</file>

<file path=Object 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+</mo>
                  <mi>x</mi>
                </mrow>
                <mrow>
                  <mn>1</mn>
                  <mo stretchy="false">+</mo>
                  <mfrac>
                    <mi>x</mi>
                    <mi>k</mi>
                  </mfrac>
                </mrow>
              </mfrac>
            </mrow>
            <mo fence="true" stretchy="false">)</mo>
          </mrow>
          <mi>z</mi>
        </msup>
        <mo stretchy="false">=</mo>
        <msup>
          <mi>k</mi>
          <mi>z</mi>
        </msup>
      </mrow>
    </mrow>
    <annotation encoding="StarMath 5.0">lim from {x rightarrow infinity}{}({1+x}over{1+x over k})^z = k^z</annotation>
  </semantics>
</math>
</file>

<file path=Object 97/content.xml><?xml version="1.0" encoding="utf-8"?>
<math xmlns="http://www.w3.org/1998/Math/MathML" display="block">
  <semantics>
    <mrow>
      <mtext>{</mtext>
      <mfrac>
        <mrow>
          <mi>I</mi>
          <mo stretchy="false">+</mo>
          <mi>x</mi>
        </mrow>
        <mrow>
          <mi>I</mi>
          <mo stretchy="false">+</mo>
          <mfrac>
            <mi>x</mi>
            <mi>k</mi>
          </mfrac>
        </mrow>
      </mfrac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frac>
          <mrow>
            <mn>1</mn>
            <mo stretchy="false">−</mo>
            <msup>
              <mi>x</mi>
              <mi>k</mi>
            </msup>
          </mrow>
          <mrow>
            <mn>1</mn>
            <mo stretchy="false">−</mo>
            <mi>x</mi>
          </mrow>
        </mfrac>
        <mo stretchy="false">=</mo>
        <mrow>
          <mn>1</mn>
          <mo stretchy="false">+</mo>
          <mi>x</mi>
          <mo stretchy="false">+</mo>
          <msup>
            <mi>x</mi>
            <mn>2</mn>
          </msup>
          <mo stretchy="false">+</mo>
          <mn>...</mn>
          <mo stretchy="false">+</mo>
          <msup>
            <mi>x</mi>
            <mi>k</mi>
          </msup>
        </mrow>
      </mrow>
    </mrow>
    <annotation encoding="StarMath 5.0">"{"{I+x}over{I+x over k}"}"^{ ""*sum"" } = { {1-x^k}over{1-x} } = 1 + x + x^2 + ... + x^k</annotation>
  </semantics>
</math>
</file>

<file path=Object 98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0</mn>
          </mrow>
          <mi>x</mi>
        </munderover>
        <msub>
          <mi>t</mi>
          <mi>z</mi>
        </msub>
      </mrow>
      <mrow>
        <mrow>
          <mo fence="true" stretchy="false">(</mo>
          <mrow>
            <mi>a</mi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i>x</mi>
                <mo stretchy="false">−</mo>
                <mi>a</mi>
              </mrow>
              <mn>2</mn>
            </mfrac>
          </munderover>
          <msub>
            <mi>t</mi>
            <mi>z</mi>
          </msub>
        </mrow>
      </mrow>
      <mrow>
        <mrow>
          <mo fence="true" stretchy="false">(</mo>
          <mrow>
            <mi>b</mi>
          </mrow>
          <mo fence="true" stretchy="false">)</mo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frac>
              <mrow>
                <mrow>
                  <mi>x</mi>
                  <mo stretchy="false">−</mo>
                  <mi>a</mi>
                  <mo stretchy="false">−</mo>
                  <mn>2</mn>
                </mrow>
                <mi>b</mi>
              </mrow>
              <mn>3</mn>
            </mfrac>
          </munderover>
          <msub>
            <mi>t</mi>
            <mi>z</mi>
          </msub>
        </mrow>
      </mrow>
      <mrow>
        <mrow>
          <mo fence="true" stretchy="false">(</mo>
          <mrow>
            <mi>c</mi>
          </mrow>
          <mo fence="true" stretchy="false">)</mo>
        </mrow>
        <mo stretchy="false">⋅</mo>
        <mn>..</mn>
      </mrow>
      <mi>.</mi>
    </mrow>
    <annotation encoding="StarMath 5.0">sum from a = 0 to x t_z(a) cdot sum from b = 0 to {{x-a} over 2} t_z(b)cdot sum from c = 0 to {{x-a-2b} over 3}t_z(c) cdot ...</annotation>
  </semantics>
</math>
</file>

<file path=Object 99/content.xml><?xml version="1.0" encoding="utf-8"?>
<math xmlns="http://www.w3.org/1998/Math/MathML" display="block">
  <semantics>
    <mrow>
      <mtext>{</mtext>
      <mrow>
        <munder>
          <mo stretchy="false">∏</mo>
          <mrow>
            <mi>k</mi>
            <mo stretchy="false">=</mo>
            <mn>1</mn>
          </mrow>
        </munder>
        <mrow>
          <mo fence="true" stretchy="false">(</mo>
          <mrow>
            <mrow>
              <mi>I</mi>
              <mo stretchy="false">+</mo>
              <mfrac>
                <mi>x</mi>
                <mi>k</mi>
              </mfrac>
            </mrow>
          </mrow>
          <mo fence="true" stretchy="false">)</mo>
        </mrow>
      </mrow>
      <mrow>
        <mtext>}</mtext>
        <mo stretchy="false">=</mo>
        <mrow>
          <munder>
            <mo stretchy="false">∏</mo>
            <mrow>
              <mi>k</mi>
              <mo stretchy="false">=</mo>
              <mn>1</mn>
            </mrow>
          </munder>
          <mfrac>
            <mn>1</mn>
            <mrow>
              <mn>1</mn>
              <mo stretchy="false">−</mo>
              <msup>
                <mi>x</mi>
                <mi>k</mi>
              </msup>
            </mrow>
          </mfrac>
        </mrow>
      </mrow>
    </mrow>
    <annotation encoding="StarMath 5.0">"{"prod from k = 1 (I+x over k)"}" = prod from k = 1 { 1 over {1-x^k} }</annotation>
  </semantics>
</math>
</file>